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image/png" manifest:full-path="Object 26/Pictures/10000000000000200000002000309F1C.png"/>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image/png" manifest:full-path="Object 27/Pictures/10000000000000200000002000309F1C.png"/>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rdf+xml" manifest:full-path="Object 11/manifest.rdf"/>
  <manifest:file-entry manifest:media-type="application/vnd.oasis.opendocument.spreadsheet"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image/png" manifest:full-path="Object 9/Pictures/10000000000000200000002000309F1C.png"/>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spreadsheet"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4" style:family="table">
      <style:table-properties style:width="82.8mm" fo:margin-top="0mm" fo:margin-bottom="2.54mm" table:align="center"/>
    </style:style>
    <style:style style:name="Table4.A" style:family="table-column">
      <style:table-column-properties style:column-width="8.71mm"/>
    </style:style>
    <style:style style:name="Table4.B" style:family="table-column">
      <style:table-column-properties style:column-width="18.75mm"/>
    </style:style>
    <style:style style:name="Table4.C" style:family="table-column">
      <style:table-column-properties style:column-width="29.93mm"/>
    </style:style>
    <style:style style:name="Table4.D" style:family="table-column">
      <style:table-column-properties style:column-width="25.4mm"/>
    </style:style>
    <style:style style:name="Table4.A1" style:family="table-cell">
      <style:table-cell-properties fo:padding="0.51mm" fo:border-left="0.02mm solid #000000" fo:border-right="none" fo:border-top="0.02mm solid #000000" fo:border-bottom="0.02mm solid #000000"/>
    </style:style>
    <style:style style:name="Table4.D1" style:family="table-cell">
      <style:table-cell-properties fo:padding="0.51mm" fo:border="0.02mm solid #000000"/>
    </style:style>
    <style:style style:name="Table4.A2" style:family="table-cell">
      <style:table-cell-properties fo:padding="0.51mm" fo:border-left="0.02mm solid #000000" fo:border-right="none" fo:border-top="none" fo:border-bottom="0.02mm solid #000000"/>
    </style:style>
    <style:style style:name="Table4.D2" style:family="table-cell">
      <style:table-cell-properties fo:padding="0.51mm" fo:border-left="0.02mm solid #000000" fo:border-right="0.02mm solid #000000" fo:border-top="none" fo:border-bottom="0.02mm solid #000000"/>
    </style:style>
    <style:style style:name="Table1" style:family="table">
      <style:table-properties style:width="171.91mm" table:align="right"/>
    </style:style>
    <style:style style:name="Table1.A" style:family="table-column">
      <style:table-column-properties style:column-width="16.56mm"/>
    </style:style>
    <style:style style:name="Table1.B" style:family="table-column">
      <style:table-column-properties style:column-width="155.35mm"/>
    </style:style>
    <style:style style:name="Table1.A1" style:family="table-cell">
      <style:table-cell-properties fo:padding-left="0mm" fo:padding-right="0mm" fo:padding-top="0mm" fo:padding-bottom="1.02mm" fo:border="none"/>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itle" style:master-page-name="Portrait_2c__20_3_2f_4_22__20_margins">
      <style:paragraph-properties style:page-number="auto"/>
    </style:style>
    <style:style style:name="P4" style:family="paragraph" style:parent-style-name="Text_20_body" style:list-style-name="Bullets_2c__20_diamond"/>
    <style:style style:name="P5" style:family="paragraph" style:parent-style-name="Text_20_body" style:list-style-name="Numbered"/>
    <style:style style:name="P6" style:family="paragraph" style:parent-style-name="Text_20_body_2c__20_no_20_space_20_after" style:list-style-name="Numbered"/>
    <style:style style:name="T1" style:family="text">
      <style:text-properties fo:font-size="16pt" style:font-size-asian="16pt" style:font-size-complex="16pt"/>
    </style:style>
    <style:style style:name="T2" style:family="text">
      <style:text-properties style:text-position="super 58%"/>
    </style:style>
    <style:style style:name="T3" style:family="text">
      <style:text-properties style:font-name="OpenSymbol" style:font-name-asian="OpenSymbol" style:font-name-complex="OpenSymbol"/>
    </style:style>
    <style:style style:name="T4" style:family="text">
      <style:text-properties fo:font-style="italic" style:font-style-asian="italic" style:font-style-complex="italic"/>
    </style:style>
    <style:style style:name="T5" style:family="text">
      <style:text-properties style:font-name="Arial1"/>
    </style:style>
    <style:style style:name="T6" style:family="text">
      <style:text-properties fo:font-weight="bold" style:font-weight-asian="bold" style:font-weight-complex="bold"/>
    </style:style>
    <style:style style:name="T7" style:family="text">
      <style:text-properties style:text-position="sub 58%" fo:font-style="italic" style:font-style-asian="italic" style:font-style-complex="italic"/>
    </style:style>
    <style:style style:name="T8" style:family="text">
      <style:text-properties style:font-name="Arial2"/>
    </style:style>
    <style:style style:name="T9" style:family="text">
      <style:text-properties style:font-weight-asian="bold" style:font-weight-complex="bold"/>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ixing Concrete</text:p>
      <text:p text:style-name="Subtitle"><text:a xlink:type="simple" xlink:href="mailto:someonesdad1@gmail.com" text:style-name="Internet_20_link" text:visited-style-name="Visited_20_Internet_20_Link">someonesdad1@gmail.com</text:a> 12 Jan 2014</text:p>
      <text:p text:style-name="Text_20_body">A relatively common homeowner task is mixing up a small amount of concrete for a yard project. <text:s/>There are three common ways of doing this: <text:s/></text:p>
      <text:list xml:id="list8440472964584710382" text:style-name="Bullets_2c__20_diamond">
        <text:list-item>
          <text:p text:style-name="P4">Using bags of premix.</text:p>
        </text:list-item>
        <text:list-item>
          <text:p text:style-name="P4">Mixing the component materials yourself.</text:p>
        </text:list-item>
        <text:list-item>
          <text:p text:style-name="P4">Have a truck deliver your order (or pulling a trailer of concrete home). <text:s/></text:p>
        </text:list-item>
      </text:list>
      <text:p text:style-name="Text_20_body">We'll ignore the last way, as you can consult with the folks you buy the stuff from.</text:p>
      <text:p text:style-name="Text_20_body">The package <text:span text:style-name="Code">concrete.zip</text:span> includes a python script <text:span text:style-name="Code">concrete.py</text:span> which will help with the calculations of quantities of the needed raw materials to get a desired finished volume of concrete, in a few common shapes. <text:s/>I wrote this script to 1) help me deal with the screwball US units customarily used for both volume and lengths and 2) to remember the proper proportions and water quantities to use.</text:p>
      <text:p text:style-name="Text_20_body">All density (specific gravity) numbers in this document are in g/cc. <text:s/>Multiply by 1000 to get kg/m<text:span text:style-name="T2">3</text:span> and 62.4 to get lbm/ft<text:span text:style-name="T2">3</text:span>.</text:p>
      <text:p text:style-name="Text_20_body">Don't confuse the terms cement and concrete. <text:s/>In casual use, they mean the same thing, but cement technically refers to Portland cement, a powder that is a component of concrete. <text:s/>Concrete is a mixture of cement, sand, gravel, and water (and is often reinforced by steel wire/bars).</text:p>
      <text:p text:style-name="xx_20__28_needs_20_attention_29_">An 80 lb bag of premix winds up giving you 0.6 ft<text:span text:style-name="T2">3</text:span> of concrete. <text:s/>Since concrete is about 150 lbs/ft<text:span text:style-name="T2">3</text:span>, this means you get 90 lb of concrete.</text:p>
      <text:h text:style-name="Heading_20_1" text:outline-level="1">Algorithm for making concrete</text:h>
      <text:p text:style-name="Text_20_body">There are numerous references on the web. <text:s/>The one in [<text:span text:style-name="Reference">memph</text:span>] is pretty good and is the basis of what's given here. <text:s/>Civil engineering courses go into lots of detail about how to properly mix concrete. <text:s/>For us (the typical homeowner), it's reasonable to fall back on the rule of thumb that concrete's components should be mixed in the ratio of 1:2:3, which indicates the proportions of the cement : sand : gravel (aggregate). <text:s/>These are <text:span text:style-name="T6">mass</text:span> proportions, not volume proportions. <text:s/>You will also see ratios such as 1:2:2 and 1:2:4.</text:p>
      <text:p text:style-name="Text_20_body">[<text:span text:style-name="Reference">glover</text:span>] gives the specific gravity (mass density) of cured concrete with gravel as 2.5 g/cc (156 lbm/ft<text:span text:style-name="T2">3</text:span>). <text:s/>Reinforced concrete has a density of about 2.2 g/cc (137 lbm/ft<text:span text:style-name="T2">3</text:span>).</text:p>
      <text:h text:style-name="Heading_20_2" text:outline-level="2">Algorithm for component amounts</text:h>
      <text:p text:style-name="Text_20_body">We'll use the following symbols; be sure to use a consistent set of units. <text:s/>The subscript c denotes cement, s sand, and g gravel.</text:p>
      <text:p text:style-name="Where_20_end"><draw:frame draw:style-name="fr2" draw:name="Object10" text:anchor-type="as-char" svg:width="113.01mm" svg:height="34.52mm" draw:z-index="11"><draw:object xlink:href="./Object 12" xlink:type="simple" xlink:show="embed" xlink:actuate="onLoad"/><draw:image xlink:href="./ObjectReplacements/Object 12" xlink:type="simple" xlink:show="embed" xlink:actuate="onLoad"/></draw:frame></text:p>
      <text:p text:style-name="Text_20_body">The algorithm for calculating the mass or volume of the required components is:</text:p>
      <text:list xml:id="list3453671020208293044" text:style-name="Numbered">
        <text:list-item>
          <text:p text:style-name="P6">Determine the volume <text:span text:style-name="T4">V</text:span><text:span text:style-name="T7">0</text:span> of cured concrete needed.</text:p>
        </text:list-item>
        <text:list-item>
          <text:p text:style-name="P6">Calculate <draw:frame draw:style-name="fr3" draw:name="Object11" text:anchor-type="as-char" svg:y="-3.51mm" svg:width="15.05mm" svg:height="4.92mm" draw:z-index="12"><draw:object xlink:href="./Object 13" xlink:type="simple" xlink:show="embed" xlink:actuate="onLoad"/><draw:image xlink:href="./ObjectReplacements/Object 13" xlink:type="simple" xlink:show="embed" xlink:actuate="onLoad"/></draw:frame> to get the required volume of mixed dry components.</text:p>
        </text:list-item>
        <text:list-item>
          <text:p text:style-name="P6"><text:soft-page-break/>Calculate <draw:frame draw:style-name="fr3" draw:name="Object12" text:anchor-type="as-char" svg:y="-3.58mm" svg:width="14.85mm" svg:height="4.92mm" draw:z-index="13"><draw:object xlink:href="./Object 14" xlink:type="simple" xlink:show="embed" xlink:actuate="onLoad"/><draw:image xlink:href="./ObjectReplacements/Object 14" xlink:type="simple" xlink:show="embed" xlink:actuate="onLoad"/></draw:frame>, which is the mass of concrete you'll mix.</text:p>
        </text:list-item>
        <text:list-item>
          <text:p text:style-name="P6">Using the recommended component proportions, calculate the mass of the components needed.</text:p>
          <text:list>
            <text:list-item>
              <text:p text:style-name="P6"><draw:frame draw:style-name="fr2" draw:name="Object15" text:anchor-type="as-char" svg:width="48.84mm" svg:height="4.92mm" draw:z-index="14"><draw:object xlink:href="./Object 15" xlink:type="simple" xlink:show="embed" xlink:actuate="onLoad"/><draw:image xlink:href="./ObjectReplacements/Object 15" xlink:type="simple" xlink:show="embed" xlink:actuate="onLoad"/></draw:frame></text:p>
            </text:list-item>
            <text:list-item>
              <text:p text:style-name="P6"><draw:frame draw:style-name="fr2" draw:name="Object16" text:anchor-type="as-char" svg:width="44.34mm" svg:height="4.92mm" draw:z-index="15"><draw:object xlink:href="./Object 16" xlink:type="simple" xlink:show="embed" xlink:actuate="onLoad"/><draw:image xlink:href="./ObjectReplacements/Object 16" xlink:type="simple" xlink:show="embed" xlink:actuate="onLoad"/></draw:frame></text:p>
            </text:list-item>
            <text:list-item>
              <text:p text:style-name="P6"><draw:frame draw:style-name="fr2" draw:name="Object17" text:anchor-type="as-char" svg:width="46.87mm" svg:height="4.92mm" draw:z-index="16"><draw:object xlink:href="./Object 17" xlink:type="simple" xlink:show="embed" xlink:actuate="onLoad"/><draw:image xlink:href="./ObjectReplacements/Object 17" xlink:type="simple" xlink:show="embed" xlink:actuate="onLoad"/></draw:frame></text:p>
            </text:list-item>
          </text:list>
        </text:list-item>
        <text:list-item>
          <text:p text:style-name="P6">Calculate the mass of water needed as <draw:frame draw:style-name="fr3" draw:name="Object18" text:anchor-type="as-char" svg:y="-3.58mm" svg:width="16.12mm" svg:height="4.92mm" draw:z-index="17"><draw:object xlink:href="./Object 18" xlink:type="simple" xlink:show="embed" xlink:actuate="onLoad"/><draw:image xlink:href="./ObjectReplacements/Object 18" xlink:type="simple" xlink:show="embed" xlink:actuate="onLoad"/></draw:frame>.</text:p>
          <text:list>
            <text:list-item>
              <text:p text:style-name="P6">The total mass of concrete you mix should be near <draw:frame draw:style-name="fr3" draw:name="Object23" text:anchor-type="as-char" svg:y="-3.58mm" svg:width="29.09mm" svg:height="4.92mm" draw:z-index="18"><draw:object xlink:href="./Object 23" xlink:type="simple" xlink:show="embed" xlink:actuate="onLoad"/><draw:image xlink:href="./ObjectReplacements/Object 23" xlink:type="simple" xlink:show="embed" xlink:actuate="onLoad"/></draw:frame>. <text:s/>A little of the water will be lost to evaporation over time, so this is only an approximation. <text:s/>The minimum mass can be calculated by using the stoichiometric value of <text:span text:style-name="T3"></text:span> of 0.25.</text:p>
            </text:list-item>
          </text:list>
        </text:list-item>
        <text:list-item>
          <text:p text:style-name="P6">If you are unable to measure the mass of the components, convert them to volumes:</text:p>
          <text:list>
            <text:list-item>
              <text:p text:style-name="P6"><draw:frame draw:style-name="fr2" draw:name="Object19" text:anchor-type="as-char" svg:width="53.82mm" svg:height="4.92mm" draw:z-index="19"><draw:object xlink:href="./Object 19" xlink:type="simple" xlink:show="embed" xlink:actuate="onLoad"/><draw:image xlink:href="./ObjectReplacements/Object 19" xlink:type="simple" xlink:show="embed" xlink:actuate="onLoad"/></draw:frame></text:p>
            </text:list-item>
            <text:list-item>
              <text:p text:style-name="P6"><draw:frame draw:style-name="fr2" draw:name="Object20" text:anchor-type="as-char" svg:width="49.49mm" svg:height="4.94mm" draw:z-index="20"><draw:object xlink:href="./Object 20" xlink:type="simple" xlink:show="embed" xlink:actuate="onLoad"/><draw:image xlink:href="./ObjectReplacements/Object 20" xlink:type="simple" xlink:show="embed" xlink:actuate="onLoad"/><svg:desc>formula</svg:desc></draw:frame></text:p>
            </text:list-item>
            <text:list-item>
              <text:p text:style-name="P6"><draw:frame draw:style-name="fr2" draw:name="Object21" text:anchor-type="as-char" svg:width="52.16mm" svg:height="4.94mm" draw:z-index="21"><draw:object xlink:href="./Object 21" xlink:type="simple" xlink:show="embed" xlink:actuate="onLoad"/><draw:image xlink:href="./ObjectReplacements/Object 21" xlink:type="simple" xlink:show="embed" xlink:actuate="onLoad"/><svg:desc>formula</svg:desc></draw:frame></text:p>
            </text:list-item>
            <text:list-item>
              <text:p text:style-name="P5"><draw:frame draw:style-name="fr2" draw:name="Object22" text:anchor-type="as-char" svg:width="52.55mm" svg:height="4.94mm" draw:z-index="22"><draw:object xlink:href="./Object 22" xlink:type="simple" xlink:show="embed" xlink:actuate="onLoad"/><draw:image xlink:href="./ObjectReplacements/Object 22" xlink:type="simple" xlink:show="embed" xlink:actuate="onLoad"/><svg:desc>formula</svg:desc></draw:frame></text:p>
            </text:list-item>
          </text:list>
        </text:list-item>
      </text:list>
      <text:p text:style-name="Text_20_body">The page <text:a xlink:type="simple" xlink:href="http://en.wikipedia.org/wiki/Types_of_concrete#Modern_concrete" text:style-name="Internet_20_link" text:visited-style-name="Visited_20_Internet_20_Link">http://en.wikipedia.org/wiki/Types_of_concrete#Modern_concrete</text:a> states that the typical batch of concrete is mixed in the <text:span text:style-name="T6">mass</text:span> (not volume) proportions of 1 part Portland cement, 2 parts dry sand, 3 parts dry stone, and 1/2 part water. <text:s/>They then give the example of 1 cubic foot of concrete being made by using 22 lb of cement, 10 lb water, 41 lb dry sand, and 70 lb of dry stone (1/2" to 3/4" rocks). <text:s/>The resulting concrete would weigh about 143 lb, which is what the components' mass sum to. <text:s/>Note the water/cement mass ratio is 0.45.</text:p>
      <text:h text:style-name="Heading_20_2" text:outline-level="2">Details</text:h>
      <text:p text:style-name="Text_20_body">In this section, we look at some of the details in the above algorithm.</text:p>
      <text:h text:style-name="Heading_20_3" text:outline-level="3"><text:span text:style-name="T8">μ</text:span>: <text:s/>"make sure you have enough" factor</text:h>
      <text:p text:style-name="Text_20_body">This factor is used to help make sure you make enough concrete in a batch. <text:s/>Making 10% too much is preferable to making 10% too little. <text:s/>You can dump the extra 10% in a pile and toss it when it's hardened. <text:s/>Being 10% too low can make you rush to mix the extra 10% and, if not timely, can result in a poor bond between the two pours.</text:p>
      <text:p text:style-name="Text_20_body">If you can measure your components by mass, you can make the <text:span text:style-name="T8">μ</text:span> factor smaller than if you work by volume. <text:s/>However, as mentioned, most of us homeowners have to work with volumes because we don't have suitable tools to measure the mass.</text:p>
      <text:h text:style-name="Heading_20_2" text:outline-level="2">Mixing algorithm</text:h>
      <text:p text:style-name="Text_20_body">There are three typical methods homeowners use for mixing concrete:</text:p>
      <text:list xml:id="list41466659" text:continue-list="list3453671020208293044" text:style-name="Numbered">
        <text:list-item text:start-value="1">
          <text:p text:style-name="P5">Mix in a wheelbarrow.</text:p>
        </text:list-item>
        <text:list-item>
          <text:p text:style-name="P5">Mix on a chunk of plywood.</text:p>
        </text:list-item>
        <text:list-item>
          <text:p text:style-name="P5">Mix in a motorized concrete mixer.</text:p>
        </text:list-item>
      </text:list>
      <text:p text:style-name="Text_20_body">I've also mixed a fair bit of concrete in a 5 gallon bucket when I need to put in a fence post or two, but this is a physically brutal thing to do, as it takes quite a bit of effort to get the concrete mixed, avoid dry pockets, and try to hold the bucket still while you're mixing. <text:s/>You might want to build a simple frame to hold the bucket firmly at an angle to make it easier to mix. <text:s/>Use a square shovel or it will be nearly impossible to get all the dry concrete mixed. <text:s/>Put half of the water in the bucket, then add the premix. <text:s/>Getting a good mix in a bucket is aerobic exercise.</text:p>
      <text:p text:style-name="Text_20_body">Using a wheelbarrow or a chunk of plywood are both suitable methods. <text:s/>Using plywood usually means constructing a "volcano" from the premix, then smashing it a bit and making a depression in the top. <text:s/>The water is added to the depression and the mix is carefully mixed with the water with a <text:soft-page-break/>hoe or shovel. <text:s/>If mixing in a wheelbarrow, it's best to use a hoe and ensure the wheelbarrow has a flat bottom. <text:s/>However, realize that mixing concrete by hand is for young people, as it can be a lot of physical work (and you'll probably feel it in your back and arms).</text:p>
      <text:p text:style-name="Text_20_body">If you have to do a fair bit of concrete mixing, you'll be quite pleased if you buy an inexpensive electric mixer -- they are priced on the order of $200. <text:s/>I've had a Harbor Freight mixer for 10-15 years and it has sat outside in the weather all that time. <text:s/>It continues to work when I need it. <text:s/>Though it's constructed rather cheaply to keep the cost down, it has been a quality piece of equipment because it has done what it was designed to do whenever I've needed it. <text:s/>The only thing I don't like is the horizontal tube below the mixing chamber; this gets coated with concrete whenever you dump the mixing chamber and can block a reasonably-sized wheelbarrow from getting under the mixer. <text:s/>This can be fixed by shimming the mixer. <text:s/>Here's the mixer I bought:</text:p>
      <text:p text:style-name="Text_20_body"><draw:frame draw:style-name="fr1" draw:name="graphics2" text:anchor-type="paragraph" svg:width="114.12mm" svg:height="132.12mm" draw:z-index="7"><draw:image xlink:href="../pictures/HarborFreight_mixer.png" xlink:type="simple" xlink:show="embed" xlink:actuate="onLoad"/></draw:frame>The following two algorithms are intended for use with a powered mixer. <text:s/>The set-up tasks to perform before starting are:</text:p>
      <text:list xml:id="list41470766" text:continue-list="list41466659" text:style-name="Numbered">
        <text:list-item text:start-value="1">
          <text:p text:style-name="P6">Make sure the mixer is clean, level, and mechanically stable.</text:p>
        </text:list-item>
        <text:list-item>
          <text:p text:style-name="P6">Make sure you've reviewed the safety information in the mixer's manual.</text:p>
        </text:list-item>
        <text:list-item>
          <text:p text:style-name="P6">Use the proper extension cord for electrical power.</text:p>
        </text:list-item>
        <text:list-item>
          <text:p text:style-name="P6">Verify the mixer works and that the tilting mechanism is functional.</text:p>
        </text:list-item>
      </text:list>
      <text:h text:style-name="Heading_20_3" text:outline-level="3">Premix</text:h>
      <text:list xml:id="list41464678" text:continue-list="list41470766" text:style-name="Numbered">
        <text:list-item text:start-value="1">
          <text:p text:style-name="P6">Add half of the needed water for the mix.</text:p>
        </text:list-item>
        <text:list-item>
          <text:p text:style-name="P6">Pour in the premix.</text:p>
        </text:list-item>
        <text:list-item>
          <text:p text:style-name="P6">Start the mixer turning.</text:p>
        </text:list-item>
        <text:list-item>
          <text:p text:style-name="P6"><text:soft-page-break/>Stop and inspect frequently to ensure you don't have clumps of dry premix sticking to the chamber or mixing paddles. <text:s/>Use a stick or trowel to scrape off any found.</text:p>
        </text:list-item>
        <text:list-item>
          <text:p text:style-name="P6">When the mix appears uniform and there's no remaining dry material, add the remaining water.</text:p>
        </text:list-item>
        <text:list-item>
          <text:p text:style-name="P6">Mix for a few minutes until consistent.</text:p>
        </text:list-item>
        <text:list-item>
          <text:p text:style-name="P6">Pour into container and transport to forms.</text:p>
        </text:list-item>
        <text:list-item>
          <text:p text:style-name="P5">Clean out the mixing chamber.</text:p>
        </text:list-item>
      </text:list>
      <text:p text:style-name="Text_20_body">The cleaning step is quite important, as it will be quite difficult to get dried concrete off the chamber and paddles (its grip is tenacious and you'll probably damage the mixer trying to get it off). <text:s/>Best to head this problem off at the pass.</text:p>
      <text:p text:style-name="Text_20_body">You will be tempted to dump in a bag of premix, start the mixer turning, then spray in water from the hose (this is how I often use premix). <text:s/>Be aware that you certainly will get clumping and you'll need to stop the mixer and scrape mix off the back and perhaps the paddles to avoid clumps of dry premix. <text:s/>It's not onerous, but it will happen, so don't forget this step. <text:s/>I often use a chunk of 2x4 as a scraper.</text:p>
      <text:p text:style-name="Text_20_body">Frankly, it's best if you measure the actual amount of water needed. <text:s/>This is most easily done with a container marked for the bags of premix you're using. <text:s/>Shoot for using the minimum-recommended amount of water, as this results in the strongest concrete.</text:p>
      <text:p text:style-name="Text_20_body">Another tip is to not try pouring a bag of premix directly into the mixer. <text:s/>You'll find if you put half the bag into a 5 gallon bucket, it will be easier to put into the mixer. <text:s/>If I have a person helping, I'll ask them to use a fine fan spray on the nozzle to try to keep down the dust so we don't have to breathe it. <text:s/>Then dump in the other half of the bag using the bucket.</text:p>
      <text:p text:style-name="Text_20_body">The typical 5 gallon bucket has a crummy handle for lifting heavy loads. <text:s/>Cut off the cheap plastic handle and make a new one by splitting a chunk of dowel and drilling a hole through it. <text:s/>Cut a groove near each end (put 2 or 3 hacksaw blades on a hacksaw frame) and secure the halves around the bucket handle's wire with some 1/16" braided nylon cord and a constrictor hitch. <text:s/>You will wonder why you didn't do this years ago.</text:p>
      <text:p text:style-name="Text_20_body"><text:span text:style-name="T6">A warning</text:span>: <text:s/>be careful using the mixer in a wet location (i.e., standing water on the ground). <text:s/>I've done so at a neighbor's house and the extension cord for the mixer power went through the water and I got a slight tingle of a shock while using the mixer. <text:s/>The neighbor's outlet obviously didn't have a ground fault interrupter on its circuit as is required by modern electrical codes.</text:p>
      <text:h text:style-name="Heading_20_3" text:outline-level="3">Components</text:h>
      <text:list xml:id="list41454699" text:continue-list="list41464678" text:style-name="Numbered">
        <text:list-item text:start-value="1">
          <text:p text:style-name="P6">Add half of the needed water for the mix.</text:p>
        </text:list-item>
        <text:list-item>
          <text:p text:style-name="P6">Add the gravel for this load.</text:p>
        </text:list-item>
        <text:list-item>
          <text:p text:style-name="P6">Add the sand for this load.</text:p>
        </text:list-item>
        <text:list-item>
          <text:p text:style-name="P6">Mix for 2 minutes.</text:p>
          <text:list>
            <text:list-item>
              <text:p text:style-name="P6">Note an advantage of doing things in this order is that the aggregates are scouring off any previously-mixed concrete.</text:p>
            </text:list-item>
          </text:list>
        </text:list-item>
        <text:list-item>
          <text:p text:style-name="P6">Add the cement.</text:p>
        </text:list-item>
      </text:list>
      <text:h text:style-name="Heading_20_1" text:outline-level="1">Test cases</text:h>
      <text:p text:style-name="Text_20_body">These are simple test cases that the program should successfully calculate.</text:p>
      <text:h text:style-name="Heading_20_2" text:outline-level="2">Cylinder</text:h>
      <text:p text:style-name="Text_20_body">For a cylinder of diameter 2 m and length 1 m, the volume should be <draw:frame draw:style-name="fr3" draw:name="Object6" text:anchor-type="as-char" svg:y="-4.15mm" svg:width="21.31mm" svg:height="4.85mm" draw:z-index="23"><draw:object xlink:href="./Object 6" xlink:type="simple" xlink:show="embed" xlink:actuate="onLoad"/><draw:image xlink:href="./ObjectReplacements/Object 6" xlink:type="simple" xlink:show="embed" xlink:actuate="onLoad"/></draw:frame>.</text:p>
      <text:h text:style-name="Heading_20_2" text:outline-level="2">Slab</text:h>
      <text:p text:style-name="Text_20_body">For a slab with all dimensions equal to 1 m, the volume should be 1 m<text:span text:style-name="T2">3</text:span>.</text:p>
      <text:h text:style-name="Heading_20_2" text:outline-level="2"><text:soft-page-break/>Partial cylinder</text:h>
      <text:p text:style-name="Text_20_body">For a horizontal cylinder of diameter 2 m and length 1 m that is filled to 50% of its height, the volume should be <draw:frame draw:style-name="fr3" draw:name="Object7" text:anchor-type="as-char" svg:y="-4.15mm" svg:width="25.24mm" svg:height="4.87mm" draw:z-index="24"><draw:object xlink:href="./Object 7" xlink:type="simple" xlink:show="embed" xlink:actuate="onLoad"/><draw:image xlink:href="./ObjectReplacements/Object 7" xlink:type="simple" xlink:show="embed" xlink:actuate="onLoad"/><svg:desc>formula</svg:desc></draw:frame>. <text:s/>For a percentage of 0, the volume should be zero.</text:p>
      <text:h text:style-name="Heading_20_2" text:outline-level="2">Sphere</text:h>
      <text:p text:style-name="Text_20_body">A sphere of diameter 2 m has a volume of <text:span text:style-name="T2"><draw:frame draw:style-name="fr3" draw:name="Object5" text:anchor-type="as-char" svg:y="-3.99mm" svg:width="27.99mm" svg:height="4.85mm" draw:z-index="25"><draw:object xlink:href="./Object 5" xlink:type="simple" xlink:show="embed" xlink:actuate="onLoad"/><draw:image xlink:href="./ObjectReplacements/Object 5" xlink:type="simple" xlink:show="embed" xlink:actuate="onLoad"/></draw:frame></text:span>. <text:s/>For a sphere that is filled to 50% of the diameter of the sphere, the volume should be half of this or 2.09. <text:s/>For a percentage of 0, the volume should be zero.</text:p>
      <text:h text:style-name="Heading_20_1" text:outline-level="1">Premix or mix yourself?</text:h>
      <text:p text:style-name="Text_20_body">You have two primary choices if you want to mix some concrete. <text:s/>You can use bags of premix, typically purchased in 60 lb and 80 lb bags. <text:s/>Or, you can buy the raw materials (cement, sand, and gravel) and mix things yourself.</text:p>
      <text:p text:style-name="Text_20_body">A rule of thumb is that using the raw materials will cost you about 3 times less than the premix. <text:s/>The advantage of premix is the convenience of just opening up a bag and getting to work.</text:p>
      <text:p text:style-name="Text_20_body">You'll probably want to use premix for small jobs and mix your own components for larger jobs. <text:s/>Here, you'll have to define "small" and "larger", but I would personally define a small job as something that takes no more than 10 to 20 bags of premix.</text:p>
      <text:p text:style-name="Text_20_body">You'll also want to factor in the cost of transporting the materials.</text:p>
      <text:p text:style-name="Text_20_body">Knowing what I know now, I wish I had taken the time years ago to build a storage area for sand and gravel. <text:s/>I would have made this on a concrete slab with concrete walls. <text:s/>Then I would have used some corrugated metal for a roof, with an eye to keeping the materials dry, probably by including some removable wooden doors. <text:s/>I would have stored cement powder in our outbuilding and been able to mix up needed concrete without having to drive to a store. <text:s/>In the last couple of decades, this foresight would have paid for itself many times.</text:p>
      <text:p text:style-name="Text_20_body">The raw materials aren't very expensive and you'll find that having them immediately on-hand increases the number of projects you're likely to undertake.</text:p>
      <text:h text:style-name="Heading_20_1" text:outline-level="1">The <text:span text:style-name="Code"><text:span text:style-name="T1">concrete.py</text:span></text:span> script</text:h>
      <text:p text:style-name="Text_20_body">This is a python script, so you'll need to download and install python if you don't have it (I recommend a python 2.x version). <text:s/>It requires two python libraries, <text:span text:style-name="Code">getnumber.py</text:span> and <text:span text:style-name="Code">sig.py</text:span>, <text:s/>that were included in the <text:span text:style-name="Code">concrete.zip</text:span> file used for distribution. <text:s/>The script will prompt you for the following information:</text:p>
      <text:list xml:id="list41450573" text:continue-list="list41454699" text:style-name="Numbered">
        <text:list-item text:start-value="1">
          <text:p text:style-name="P5">Whether you're using premixed concrete or you want to mix your own cement, sand, and gravel.</text:p>
        </text:list-item>
        <text:list-item>
          <text:p text:style-name="P5">The shape of the form you'll fill with the mixed concrete.</text:p>
        </text:list-item>
        <text:list-item>
          <text:p text:style-name="P5">The dimensions of the form.</text:p>
        </text:list-item>
      </text:list>
      <text:p text:style-name="Text_20_body">If you don't want to mess with a script, you can refer to the <text:span text:style-name="Section"><text:bookmark-ref text:reference-format="text" text:ref-name="__RefHeading__5_2035412343">Pencil and paper calculations</text:bookmark-ref></text:span><text:span text:style-name="Section"> </text:span><text:span text:style-name="Section"><text:bookmark-ref text:reference-format="direction" text:ref-name="__RefHeading__5_2035412343">below</text:bookmark-ref></text:span> to perform the calculations. <text:s/>They're not difficult at all -- and, in fact, with a little practice, you can do them without a calculator because you usually only need the answer to within around 10%.</text:p>
      <text:p text:style-name="Text_20_body">The dimensions can be given in a number of different commonly-used units.</text:p>
      <text:p text:style-name="Text_20_body">The script uses some internally-defined constants which you may wish to change. <text:s/>In particular, you may wish to change the following global variables</text:p>
      <text:list xml:id="list41446415" text:continue-list="list41450573" text:style-name="Numbered">
        <text:list-item text:start-value="1">
          <text:p text:style-name="P6"><text:span text:style-name="Code">premix_yield_kg_per_m3</text:span></text:p>
        </text:list-item>
        <text:list-item>
          <text:p text:style-name="P6"><text:span text:style-name="Code">water_L_per_kg_of_concrete</text:span></text:p>
        </text:list-item>
        <text:list-item>
          <text:p text:style-name="P6"><text:span text:style-name="Code">strength_28_days_MPa</text:span></text:p>
        </text:list-item>
        <text:list-item>
          <text:p text:style-name="P5"><text:soft-page-break/><text:span text:style-name="Code">dried_components_scale_factor</text:span></text:p>
        </text:list-item>
      </text:list>
      <text:p text:style-name="Text_20_body">Some of these variables contain numbers taken from the Quikrete 1101 datasheet, which is a common premix material sold in the US.</text:p>
      <text:p text:style-name="Text_20_body">The easiest way to learn how to use the script is to run it. <text:s/>The following examples show two typical problems I might use the script for.</text:p>
      <text:h text:style-name="Heading_20_2" text:outline-level="2">Example premix problem</text:h>
      <text:p text:style-name="Text_20_body"><text:bookmark-start text:name="Premix problem"/>I wish to put in 8 fence posts. <text:s/>The posts are 4x4 material (actual size is 3.5 inches square) and the posts will be 2.5 feet in the ground. <text:s/>My post hole digger will dig an 8 inch diameter hole. <text:s/>How many bags of premix must I buy to mix the required concrete?<text:bookmark-end text:name="Premix problem"/></text:p>
      <text:p text:style-name="Text_20_body">This problem needs to be solved by running the program twice. <text:s/>First, we find the number of bags of premix to fill 8 holes. <text:s/>Second, we find the number of bags of premix to fill the 8 4x4s. <text:s/>The answer is to subtract the second number from the first. <text:s/>You can think of it as we need to make an 8 inch diameter cylinder 2.5 feet long, then remove a volume equal to the 4x4.</text:p>
      <text:p text:style-name="xx_20__28_needs_20_attention_29_">Output of program</text:p>
      <text:h text:style-name="Heading_20_2" text:outline-level="2">Example with mixing raw materials</text:h>
      <text:p text:style-name="Text_20_body">I have a 45 m section of fence that I wish to put a 1 foot wide concrete strip 3 inches thick under to provide a barrier and prevent weed growth<text:note text:id="ftn1" text:note-class="footnote"><text:note-citation>1</text:note-citation><text:note-body><text:p text:style-name="Footnote">I'm intentionally mixing up the units to show the script can handle the mix. <text:s/></text:p></text:note-body></text:note>. <text:s/>How much sand, gravel, and cement should I buy to mix the concrete for this strip?</text:p>
      <text:h text:style-name="Heading_20_2" text:outline-level="2">Dealing with holes</text:h>
      <text:p text:style-name="Text_20_body"><text:s text:c="2"/>10x13 Glenda Guard forms, 4.5" OD pipe, form has 3 slots</text:p>
      <text:p text:style-name="Text_20_body"/>
      <text:h text:style-name="Heading_20_1" text:outline-level="1">Text</text:h>
      <text:p text:style-name="Standard">Good basic reference:</text:p>
      <text:p text:style-name="Standard"><text:a xlink:type="simple" xlink:href="http://www.motherearthnews.com/diy/using-cement-zmaz88jazgoe.aspx" text:style-name="Internet_20_link" text:visited-style-name="Visited_20_Internet_20_Link">http://www.motherearthnews.com/diy/using-cement-zmaz88jazgoe.aspx</text:a> </text:p>
      <text:p text:style-name="Standard"/>
      <text:p text:style-name="Standard">The generally-accepted volume mixture ratio for concrete is:</text:p>
      <text:p text:style-name="Standard"/>
      <text:p text:style-name="Standard"><text:s text:c="4"/>Cement <text:s text:c="5"/>1</text:p>
      <text:p text:style-name="Standard"><text:s text:c="4"/>Sand <text:s text:c="7"/>2</text:p>
      <text:p text:style-name="Standard"><text:s text:c="4"/>Gravel <text:s text:c="5"/>3 to 4</text:p>
      <text:p text:style-name="Standard"/>
      <text:p text:style-name="Standard"><text:s text:c="4"/>A key is to get the correct amount of water. <text:s/>Shoot for 0.3 to 0.5 mass ratio of water to cement.</text:p>
      <text:p text:style-name="Standard"/>
      <text:p text:style-name="Standard">Another recipe:</text:p>
      <text:p text:style-name="Standard"/>
      <text:p text:style-name="Standard"><text:s text:c="4"/>1 shovel of cement</text:p>
      <text:p text:style-name="Standard"><text:s text:c="4"/>2 shovels of sand</text:p>
      <text:p text:style-name="Standard"><text:s text:c="4"/>3 shovels of small rock mixture (not rounded pebbles, but rocks</text:p>
      <text:p text:style-name="Standard"><text:s text:c="8"/>with sharp corners)</text:p>
      <text:p text:style-name="Standard"/>
      <text:p text:style-name="Standard">For a mortar or cement with only sand, the mixture is:</text:p>
      <text:p text:style-name="Standard"/>
      <text:p text:style-name="Standard"><text:s text:c="4"/>Water <text:s text:c="6"/>1</text:p>
      <text:p text:style-name="Standard"><text:s text:c="4"/>Cement <text:s text:c="5"/>2</text:p>
      <text:p text:style-name="Standard"><text:soft-page-break/><text:s text:c="4"/>Sand <text:s text:c="7"/>3</text:p>
      <text:p text:style-name="Standard"/>
      <text:p text:style-name="Standard"><text:s text:c="4"/>Add some hydrated lime to make it more workable and</text:p>
      <text:p text:style-name="Standard"><text:s text:c="4"/>more moisture-resistant.</text:p>
      <text:p text:style-name="Standard"/>
      <text:p text:style-name="Standard">Hydration: <text:s/>for a unit of mass of concrete m, you need a mass of m/4</text:p>
      <text:p text:style-name="Standard">of water to hydrate the concrete. <text:s/>However, a mix with a 0.25 may be</text:p>
      <text:p text:style-name="Standard">hard to place, so sometimes a 0.4 to 0.5 ratio is used. <text:s/>To use a mix</text:p>
      <text:p text:style-name="Standard">closer to the 0.25 ratio, use a plasticizer.</text:p>
      <text:p text:style-name="Standard"/>
      <text:p text:style-name="Standard">From the Quikrete 1101 data sheet, an 80 lb bag of premix results in</text:p>
      <text:p text:style-name="Standard">0.60 cubic ft of concrete. <text:s/>It takes 2.8 liters of water.</text:p>
      <text:p text:style-name="Standard"/>
      <text:p text:style-name="Standard">Mix the dry contents thoroughly, then add the water. <text:s/>Mix about 75% of</text:p>
      <text:p text:style-name="Standard">the water first, then slowly add the remaining amount, mixing things</text:p>
      <text:p text:style-name="Standard">thoroughly. <text:s/>You'll quickly get a feel for the right stiffness of the</text:p>
      <text:p text:style-name="Standard">mix. <text:s/>Note: <text:s/>the best mix is probably stiffer than you think,</text:p>
      <text:p text:style-name="Standard">especially if you haven't mixed concrete before. <text:s/>The best thing you</text:p>
      <text:p text:style-name="Standard">can do is a slump test (see below) to ensure correct mixing.</text:p>
      <text:p text:style-name="Standard"/>
      <text:p text:style-name="Standard">You have roughly 30-45 minutes to work (spread, tamp, &amp; level) with</text:p>
      <text:p text:style-name="Standard">the concrete after it is mixed. <text:s/>It will harden in about an hour, be</text:p>
      <text:p text:style-name="Standard">half strength in about 3 days, and be full strength after about a</text:p>
      <text:p text:style-name="Standard">month. <text:s/>These numbers depend on the ambient temperature.</text:p>
      <text:p text:style-name="Standard"/>
      <text:p text:style-name="Standard">From <text:a xlink:type="simple" xlink:href="http://en.wikipedia.org/wiki/Water–cement_ratio" text:style-name="Internet_20_link" text:visited-style-name="Visited_20_Internet_20_Link">http://en.wikipedia.org/wiki/Water%E2%80%93cement_ratio</text:a>:</text:p>
      <text:p text:style-name="Standard"/>
      <text:p text:style-name="Standard"><text:s text:c="4"/>Too much water will result in segregation of the sand and</text:p>
      <text:p text:style-name="Standard"><text:s text:c="4"/>aggregate components from the cement paste. Also, water that is</text:p>
      <text:p text:style-name="Standard"><text:s text:c="4"/>not consumed by the hydration reaction may leave the concrete as</text:p>
      <text:p text:style-name="Standard"><text:s text:c="4"/>it hardens, resulting in microscopic pores(bleeding) that will</text:p>
      <text:p text:style-name="Standard"><text:s text:c="4"/>reduce the final strength of the concrete. A mix with too much</text:p>
      <text:p text:style-name="Standard"><text:s text:c="4"/>water will experience more shrinkage as the excess water leaves,</text:p>
      <text:p text:style-name="Standard"><text:s text:c="4"/>resulting in internal cracks and visible fractures (particularly</text:p>
      <text:p text:style-name="Standard"><text:s text:c="4"/>around inside corners) which again will reduce the final strength.</text:p>
      <text:p text:style-name="Standard"/>
      <text:p text:style-name="Standard"><text:s text:c="4"/>The 1997 Uniform Building Code specifies a maximum 0.50</text:p>
      <text:p text:style-name="Standard"><text:s text:c="4"/>water-to-cement ratio (1:2) when concrete is exposed to freezing</text:p>
      <text:p text:style-name="Standard"><text:s text:c="4"/>and thawing in a moist condition or to de-icing chemicals, and a</text:p>
      <text:p text:style-name="Standard"><text:s text:c="4"/>maximum 0.45 water to cement ratio for concrete in severe or very</text:p>
      <text:p text:style-name="Standard"><text:s text:c="4"/>severe sulfate conditions.</text:p>
      <text:p text:style-name="Standard"/>
      <text:p text:style-name="Standard">Slump test: <text:s/>use a tapered Styrofoam cup. <text:s/>Pack the concrete into the</text:p>
      <text:p text:style-name="Standard">cup. <text:s/>Remove the cup vertically. <text:s/>The ideal is for the pile to slump</text:p>
      <text:p text:style-name="Standard">to about 30-50% of its original height. <text:s/>More has too much water. <text:s/>Less</text:p>
      <text:p text:style-name="Standard">will be harder to work.</text:p>
      <text:p text:style-name="Standard"/>
      <text:p text:style-name="Standard">Use as large an aggregate as you can to save money, up to 2". <text:s/>The</text:p>
      <text:p text:style-name="Standard">stones should be no larger than 1/4 of the thickness being poured.</text:p>
      <text:p text:style-name="Standard"/>
      <text:p text:style-name="Standard">It takes about 1.5 volumes of dry mix to make 1 volume of mud.</text:p>
      <text:p text:style-name="Standard"/>
      <text:p text:style-name="Standard">Always make a trial mix, then keep records to help you make the same</text:p>
      <text:p text:style-name="Standard">mix in the future. <text:s/></text:p>
      <text:p text:style-name="Standard"><text:soft-page-break/></text:p>
      <text:p text:style-name="Standard">It's best to measure by mass, but virtually all homeowners &amp;</text:p>
      <text:p text:style-name="Standard">do-it-yourselfers do it by volume.</text:p>
      <text:p text:style-name="Standard"/>
      <text:p text:style-name="Standard">If you live in a cold environment, add an air-entraining agent to the</text:p>
      <text:p text:style-name="Standard">mix. <text:s/>This agent also improves the workability of the concrete. <text:s/>If</text:p>
      <text:p text:style-name="Standard">you're mixing you're own, buy a bag of 1A Portland cement, as it has</text:p>
      <text:p text:style-name="Standard">the agent mixed in.</text:p>
      <text:p text:style-name="Standard"/>
      <text:p text:style-name="Standard">One 80 lb bag of premix = 2/3 cubic foot <text:s text:c="3"/></text:p>
      <text:p text:style-name="Standard">1 bag of cement = 88-93 lbs. <text:s/>Mixes with 5 gallons of water.</text:p>
      <text:p text:style-name="Standard">1 gallon water = 8.3 lb</text:p>
      <text:p text:style-name="Standard">1 cubic foot:</text:p>
      <text:p text:style-name="Standard"><text:s text:c="4"/>sand/gravel = 85-100 lbs</text:p>
      <text:p text:style-name="Standard"><text:s text:c="4"/>plain concrete = 140-150 lbs</text:p>
      <text:p text:style-name="Standard"><text:s text:c="4"/>water = 62-65 lbs</text:p>
      <text:p text:style-name="Standard">2 cubic foot:</text:p>
      <text:p text:style-name="Standard"><text:s text:c="4"/>6 sq ft slab 4" thick</text:p>
      <text:p text:style-name="Standard"><text:s text:c="4"/>8 sq ft slab 3" thick</text:p>
      <text:p text:style-name="Standard">1 cubic yard:</text:p>
      <text:p text:style-name="Standard"><text:s text:c="4"/>80 sq ft slab 4" thick</text:p>
      <text:p text:style-name="Standard"><text:s text:c="4"/>108 sq ft slab 3" thick</text:p>
      <text:p text:style-name="Standard"/>
      <text:p text:style-name="Standard">Using a mixer:</text:p>
      <text:p text:style-name="Standard"/>
      <text:p text:style-name="Standard"><text:s text:c="4"/>Add in about 1/2 the water first. <text:s/>Then cut open bags of premix</text:p>
      <text:p text:style-name="Standard"><text:s text:c="4"/>and add half to a 5 gallon bucket. <text:s/>This makes it easier to pour</text:p>
      <text:p text:style-name="Standard"><text:s text:c="4"/>into the mixer.</text:p>
      <text:p text:style-name="Standard"/>
      <text:p text:style-name="Standard"><text:s text:c="4"/>Mortar: <text:s/>if you are not using premixed, put the sand in first then</text:p>
      <text:p text:style-name="Standard"><text:s text:c="4"/>the lime and cement.</text:p>
      <text:p text:style-name="Standard"/>
      <text:p text:style-name="Standard">Mixer process:</text:p>
      <text:p text:style-name="Standard"/>
      <text:p text:style-name="Standard"><text:s text:c="4"/>- In the Harbor Freight mixer I have, it's easiest to mix one 80</text:p>
      <text:p text:style-name="Standard"><text:s text:c="6"/>lb bag of premix at a time (2/3 cubic feet of concrete). <text:s/>I</text:p>
      <text:p text:style-name="Standard"><text:s text:c="6"/>believe the mixer, however, is rated to mix 1 cubic foot at a</text:p>
      <text:p text:style-name="Standard"><text:s text:c="6"/>time. <text:s/>It will probably do a bit more. <text:s/>(Actually, it's probably around 3 ft<text:span text:style-name="T2">3</text:span>.)</text:p>
      <text:p text:style-name="Standard"/>
      <text:p text:style-name="Standard"><text:s text:c="4"/>- Put roughly 1/2 the water needed into the mixer, then add the</text:p>
      <text:p text:style-name="Standard"><text:s text:c="6"/>premix and start mixing. <text:s/>You'll want to stop it a few times and</text:p>
      <text:p text:style-name="Standard"><text:s text:c="6"/>inspect for places in the mixer where it is clumping. <text:s/>I use a</text:p>
      <text:p text:style-name="Standard"><text:s text:c="6"/>stick to break the clumps loose.</text:p>
      <text:p text:style-name="Standard"/>
      <text:p text:style-name="Standard"><text:s text:c="4"/>- Add a little water at a time and let it mix some more. <text:s/>There's</text:p>
      <text:p text:style-name="Standard"><text:s text:c="6"/>a relatively clear point you reach where it looks about right.</text:p>
      <text:p text:style-name="Standard"><text:s text:c="6"/>If you see it smoothly flowing around the mixing paddles as if</text:p>
      <text:p text:style-name="Standard"><text:s text:c="6"/>it was a heavy mud, you've added too much water.</text:p>
      <text:p text:style-name="Standard"/>
      <text:p text:style-name="Standard"><text:s text:c="4"/>- Prepare the place you'll put the concrete thoroughly. <text:s/>Make sure</text:p>
      <text:p text:style-name="Standard"><text:s text:c="6"/>it's damp (not muddy) before you pour the concrete mix.</text:p>
      <text:p text:style-name="Standard"/>
      <text:p text:style-name="Standard"><text:s text:c="4"/>- When it looks right, dump it into a bucket or wheelbarrow and</text:p>
      <text:p text:style-name="Standard"><text:s text:c="6"/>take it to the job. <text:s/>Shovel it in if possible rather than</text:p>
      <text:p text:style-name="Standard"><text:soft-page-break/><text:s text:c="6"/>dumping it all in at once, as this lessens the possibility of</text:p>
      <text:p text:style-name="Standard"><text:s text:c="6"/>voids.</text:p>
      <text:p text:style-name="Standard"/>
      <text:p text:style-name="Standard"><text:s text:c="4"/>- The tamping step is very important. <text:s/>Add about 3" of concrete,</text:p>
      <text:p text:style-name="Standard"><text:s text:c="6"/>then tamp. <text:s/>One step of tamping is with a steel rod; your goal</text:p>
      <text:p text:style-name="Standard"><text:s text:c="6"/>is to compress the aggregate a bit and remove any air pockets.</text:p>
      <text:p text:style-name="Standard"><text:s text:c="6"/>Then compress with something like a 4x4 to tamp things down</text:p>
      <text:p text:style-name="Standard"><text:s text:c="6"/>better. <text:s/>Repeat with another 3" layer until you get the desired</text:p>
      <text:p text:style-name="Standard"><text:s text:c="6"/>thickness.</text:p>
      <text:p text:style-name="Standard"/>
      <text:p text:style-name="Standard"><text:s text:c="4"/>- Cover up the concrete with hay or plastic sheet. <text:s/>If you use</text:p>
      <text:p text:style-name="Standard"><text:s text:c="6"/>hay, wet the concrete at least two times a day for the next few</text:p>
      <text:p text:style-name="Standard"><text:s text:c="6"/>days (perhaps 3 days; in really hot weather, do this for about 5</text:p>
      <text:p text:style-name="Standard"><text:s text:c="6"/>days). <text:s/>If you use plastic, inspect the plastic to verify there</text:p>
      <text:p text:style-name="Standard"><text:s text:c="6"/>is moisture on the underside of the plastic. <text:s/>If not, spray a</text:p>
      <text:p text:style-name="Standard"><text:s text:c="6"/>little water on the concrete and cover it back up.</text:p>
      <text:p text:style-name="Standard"/>
      <text:h text:style-name="Heading_20_2" text:outline-level="2">80 lb premix = 0.6 cubic feet</text:h>
      <text:p text:style-name="Text_20_body">This relationship can be calculated knowing some basic numbers. <text:s/>The specific gravity of cured concrete is between 2.3 and 2.5. <text:s/>This is in g/cc or Mg/m<text:span text:style-name="T2">3</text:span> (some people will use<text:note text:id="ftn2" text:note-class="footnote"><text:note-citation>2</text:note-citation><text:note-body><text:p text:style-name="Footnote">A tonne is 1000 kg.</text:p></text:note-body></text:note> tonne/m<text:span text:style-name="T2">3</text:span>, but I dislike seeing multiple mass units used -- use either kg or g). <text:s/>Let's use 2.4 g/cc, which is equivalent to a concrete density of 150 pounds mass per cubic foot, a commonly-seen number. </text:p>
      <text:p text:style-name="Text_20_body">To calculate the volume of this mass of concrete, divide by the density in pounds per cubic foot: <text:s/><draw:frame draw:style-name="fr2" draw:name="Object25" text:anchor-type="as-char" svg:width="52.28mm" svg:height="4.99mm" draw:z-index="26"><draw:object xlink:href="./Object 25" xlink:type="simple" xlink:show="embed" xlink:actuate="onLoad"/><draw:image xlink:href="./ObjectReplacements/Object 25" xlink:type="simple" xlink:show="embed" xlink:actuate="onLoad"/></draw:frame>. <text:s/>Hmm, that's not the same as the 0.6 ft<text:span text:style-name="T2">3</text:span> the product says it will do. <text:s/>The difference is that we didn't include the mass of the water. <text:s/></text:p>
      <text:p text:style-name="Text_20_body">Suppose the bag was mixed with 3 liters of water, slightly over the minimum recommended 2.8 liters of water. <text:s/>This would be a mass of 6.6 pounds. <text:s/>Then the volume calculation would be 86.6/150 or 0.58 cubic feet. <text:s/>Thus, you can see about where the 0.6 ft<text:span text:style-name="T2">3</text:span> number comes from.</text:p>
      <text:h text:style-name="Heading_20_2" text:outline-level="2">Pouring</text:h>
      <text:p text:style-name="Text_20_body"><text:span text:style-name="Important_2c__20_blue"><text:span text:style-name="T9">The most common mistake beginners make is to add too much water to the concrete</text:span></text:span>. <text:s/>Too much water results in</text:p>
      <text:list xml:id="list41455119" text:continue-list="list8440472964584710382" text:style-name="Bullets_2c__20_diamond">
        <text:list-item>
          <text:p text:style-name="P4">Reduced final compressive strength. <text:s/>Water that is not consumed by the hydration reaction may leave the concrete as it hardens, resulting in microscopic pores (bleeding).</text:p>
        </text:list-item>
        <text:list-item>
          <text:p text:style-name="P4">Concrete that is more likely to crack.</text:p>
        </text:list-item>
        <text:list-item>
          <text:p text:style-name="P4">Surface water after finishing, which can lead to flaking and be unsightly.</text:p>
        </text:list-item>
        <text:list-item>
          <text:p text:style-name="P4">Segregation of the sand and aggregate components from the cement paste.</text:p>
        </text:list-item>
        <text:list-item>
          <text:p text:style-name="P4">More shrinkage as the excess water leaves, resulting in internal cracks and visible fractures (particularly around inside corners) which will reduce the final strength.</text:p>
        </text:list-item>
      </text:list>
      <text:p text:style-name="Text_20_body">For good results, measure the proper amount of water to get a 0.45 water to cement mass ratio.</text:p>
      <text:p text:style-name="Text_20_body">[cr] The 1997 Uniform Building Code specifies a maximum 0.50 water-to-cement mass ratio (1:2) when concrete is exposed to freezing and thawing in a moist condition or to de-icing chemicals, and a maximum 0.45 water to cement ratio for concrete in severe or very severe sulfate conditions.</text:p>
      <text:p text:style-name="Text_20_body">A practical technique is to check your concrete mix is to use a <text:span text:style-name="T6">slump test</text:span> (see the section <text:span text:style-name="Section"><text:bookmark-ref text:reference-format="text" text:ref-name="__RefHeading__1184_274924301">Slump test</text:bookmark-ref></text:span> <text:bookmark-ref text:reference-format="direction" text:ref-name="__RefHeading__1184_274924301">below</text:bookmark-ref>). <text:s/>Using a tapered Styrofoam cup, pack the concrete into the cup. <text:s/>Remove the cup vertically. <text:s/>You should probably shoot for the pile to slump to about 30-50% of its original height. <text:s/>Less height (more slumping) means the concrete has too much water. <text:s/>Less slumping will be harder <text:soft-page-break/>to work.</text:p>
      <text:p text:style-name="Text_20_body">It's best to pour concrete in moderate temperatures; typical is 50 to 90 <text:span text:style-name="T5">°</text:span>F. <text:s/>Pouring in temperatures outside this range can require extra steps; consult the web for details.</text:p>
      <text:p text:style-name="Text_20_body">You should transport the mixed concrete to the form in a bucket or wheelbarrow. <text:s/>Make sure the bottom of the form is damp (not muddy). <text:s/>If possible, shovel the concrete into the form rather than dumping it all at once to reduce the chance of voids forming. <text:s/>Shoot for adding about a 3 inch thick layer and tamping this layer. <text:s/>Then add another layer if needed.</text:p>
      <text:p text:style-name="Text_20_body">After you've placed the concrete, you'll want to tamp it to remove voids and settle things. <text:s/>Use a chunk of rebar, dowel, or steel pipe with its end plugged. <text:s/>Once that tool has thoroughly tamped the concrete, you can use something like a 4x4 on end to tamp the surface down a bit more. <text:s/></text:p>
      <text:p text:style-name="Text_20_body">After tamping, you can delay for a bit and then finish the surface of the concrete by floating, troweling, etc. <text:s/>I'll let you research this part on the web, as there are a variety of techniques. <text:s/></text:p>
      <text:p text:style-name="Text_20_body"><text:span text:style-name="Important_2c__20_blue">A key number to keep in mind is that you have approximately an hour after mixing to do something useful with the concrete</text:span>. <text:s/>After that amount of time, it may be too hard to work.</text:p>
      <text:p text:style-name="Text_20_body">Cover up the concrete with hay or plastic sheet while letting it cure. <text:s/>If you use hay, wet the concrete at least two times a day for the next few days (perhaps 3 days; in really hot weather, do this for about 5 days). <text:s/>If you use plastic, inspect the plastic to verify there is moisture on the underside of the plastic. <text:s/>If not, spray a little water on the concrete and cover it back up. <text:s/>Keeping the atmosphere over the concrete saturated with moisture while it's curing will help avoid cracking and get the best cure.</text:p>
      <text:h text:style-name="Heading_20_1" text:outline-level="1"><text:bookmark-start text:name="__RefHeading__1184_274924301"/>Slump test<text:bookmark-end text:name="__RefHeading__1184_274924301"/></text:h>
      <text:p text:style-name="Text_20_body">A slump test can be used to establish the suitability of mixed concrete. <text:s/>The idea is to fill a tapered container with the mixed concrete, then invert it and lift the container off. <text:s/>The concrete will slump down; the amount of slump is an indication of the quality of the mix. <text:s/></text:p>
      <text:p text:style-name="Text_20_body">You can use a Styrofoam or tapered plastic kitchen cup. <text:s/>The national and building standards specify a frustum of a right circular cylinder which is 4 inches diameter at the top, 8 inches at the bottom, and 12 inches long (it's called an Abrams cone). <text:s/>This is a portion of a cone with a sidewall that is tapered tan<text:span text:style-name="T2">-1</text:span>((8 - 4)/(2*12)) or 9.5<text:span text:style-name="T5">°</text:span> with respect to the longitudinal axis of symmetry. <text:s/>Here are the dimensions in inches of some tapered cups I measured in our home:</text:p>
      <text:p text:style-name="Text_20_body"><draw:frame draw:style-name="fr4" draw:name="Object24" text:anchor-type="paragraph" svg:x="21.47mm" svg:y="0.09mm" svg:width="128.8mm" svg:height="26.72mm" draw:z-index="4"><draw:object xlink:href="./Object 24" xlink:type="simple" xlink:show="embed" xlink:actuate="onLoad"/><draw:image xlink:href="./ObjectReplacements/Object 24" xlink:type="simple" xlink:show="embed" xlink:actuate="onLoad"/></draw:frame>Though these cups aren't the requisite angle of the standard, you'll find they're suitable approximations.</text:p>
      <text:p text:style-name="Text_20_body">You should put a third of the concrete into the cup, then tamp it in with a steel rod or wooden dowel (about 1/2 to 3/4 inch in diameter -- a piece of 1/2 inch rebar is just right). <text:s/>The tamping is important to eliminate voids. <text:s/>Add another third and re-tamp. <text:s/>Finally, add the last third and re-tamp. <text:s/>Then screed off the top level with the top of the cup. <text:s/>Try to emulate the tamping you'll use with the real concrete pour. <text:s/>Turn the cup over on a non-porous surface and lift the cup straight up. <text:s/>Assess the slump by the following picture:</text:p>
      <text:p text:style-name="Text_20_body"><draw:frame draw:style-name="fr1" draw:name="graphics1" text:anchor-type="paragraph" svg:width="112.94mm" svg:height="49.88mm" draw:z-index="5"><draw:image xlink:href="../pictures/slump.png" xlink:type="simple" xlink:show="embed" xlink:actuate="onLoad"/></draw:frame><text:soft-page-break/>The change in height from the cup's overall height to the slumped-pile's height is the slump measure. <text:s/>A collapsed slump means the concrete is too wet. <text:s/>A shear slump indicates that you should get a new slump sample. <text:s/>The true slump is what you want. <text:s/>I'll let you research the measurement and interpretation details on the web; you'll decide what is appropriate through some experience.</text:p>
      <text:p text:style-name="Text_20_body">The slump test is useful because it is quantitative and evaluates the workability of the concrete.</text:p>
      <text:h text:style-name="Heading_20_1" text:outline-level="1"><text:bookmark-start text:name="__RefHeading__5_2035412343"/>Pencil and paper calculations<text:bookmark-end text:name="__RefHeading__5_2035412343"/></text:h>
      <text:p text:style-name="Text_20_body">This section shows in detail how you'd solve the two types of problems using just pencil and paper. <text:s/>Note it's appropriate to work to two significant figures and round up by 10% or so at the end to be practical. <text:s/>I'll re-solve two of the problems given above.</text:p>
      <text:p text:style-name="Text_20_body">These calculations are often done on a piece of scrap wood outside while you're working, so it's appropriate to only use approximations. <text:s/>If you're unfamiliar with these types of calculations, you can refer to the <text:span text:style-name="Code">DinosaurArithmetic.pdf</text:span> document at <text:a xlink:type="simple" xlink:href="http://code.google.com/p/hobbyutil/" text:style-name="Internet_20_link" text:visited-style-name="Visited_20_Internet_20_Link">http://code.google.com/p/hobbyutil/</text:a> for more information.</text:p>
      <text:p text:style-name="Text_20_body">I do have one caution, however. <text:s/>It can be expensive (time, money, work, rework) to make a mistake in performing these calculations blindly and not using your common sense/experience in evaluating the result. <text:s/>Here's an example. <text:s/>Suppose you want to make a concrete slab 4 feet by 8 feet by 3 inches thick. <text:s/>You convert the feet to inches and calculate the volume in cubic inches as <draw:frame draw:style-name="fr2" draw:name="Object4" text:anchor-type="as-char" svg:width="23.18mm" svg:height="4.46mm" draw:z-index="27"><draw:object xlink:href="./Object 4" xlink:type="simple" xlink:show="embed" xlink:actuate="onLoad"/><draw:image xlink:href="./ObjectReplacements/Object 4" xlink:type="simple" xlink:show="embed" xlink:actuate="onLoad"/></draw:frame>. <text:s/>You approximate this as 50(100)/4 or 5000/4, which is 1250 cubic inches. <text:s/>To convert this to cubic feet, you divide by 12<text:span text:style-name="T2">3</text:span> = 729 to get a bit less than 2. <text:s/>But 2 cubic feet doesn't sound right, as it seems low from experience (this is a slab the size of a 4'x8' sheet of plywood). <text:s/>Do the calculation in feet: </text:p>
      <text:p text:style-name="Equation"><draw:frame draw:style-name="fr2" draw:name="Object3" text:anchor-type="as-char" svg:width="17.06mm" svg:height="9.26mm" draw:z-index="28"><draw:object xlink:href="./Object 3" xlink:type="simple" xlink:show="embed" xlink:actuate="onLoad"/><draw:image xlink:href="./ObjectReplacements/Object 3" xlink:type="simple" xlink:show="embed" xlink:actuate="onLoad"/></draw:frame> </text:p>
      <text:p text:style-name="Text_20_body">Of course, you immediately see the problem -- you accidentally converted the 3 inches to feet in the cubic inch calculation. <text:s/>The lessons are 1) to use your common sense and experience to evaluate the resulting volume or bags of concrete and 2) repeat the calculation in different units. <text:s/>Both can uncover "dumb" mistakes that we all make from time to time.</text:p>
      <text:p text:style-name="Text_20_body">If you can use a computer, use the wonderful GNU <text:span text:style-name="Code">units</text:span> program to do these calculations. <text:s/>Here's one way to calculate the above problem:</text:p>
      <text:p text:style-name="Code">You have: 4 ft 8 ft 3 in bag80</text:p>
      <text:p text:style-name="Code">You want:</text:p>
      <text:p text:style-name="Code_20_end"><text:s text:c="8"/>Definition: 13.3333</text:p>
      <text:p text:style-name="Text_20_body">This is because 8 cubic feet will require 0.6 bags of premix per cubic feet, or 13.3 bags. <text:s/>We get the same results calculating in inches:</text:p>
      <text:p text:style-name="Code">You have: 48 96 3 in3 bag80</text:p>
      <text:p text:style-name="Code">You want:</text:p>
      <text:p text:style-name="Code_20_end"><text:s text:c="8"/>Definition: 13.3333</text:p>
      <text:p text:style-name="Text_20_body"><text:soft-page-break/>To be able to do such calculations, I modified my <text:span text:style-name="Code">units.dat</text:span> file with the following lines to let me calculation in premix bags:</text:p>
      <text:p text:style-name="Code"># Bags of Quikrete concrete (number of bags per cubic foot)</text:p>
      <text:p text:style-name="Code">bag80 <text:s text:c="2"/>1/0.6 ft3 <text:s text:c="6"/># 80 lb bag</text:p>
      <text:p text:style-name="Code_20_end">bag60 <text:s text:c="2"/>1/0.75 0.6 ft3 <text:s/># 60 lb bag</text:p>
      <text:h text:style-name="Heading_20_2" text:outline-level="2">Premix problem</text:h>
      <text:p text:style-name="Text_20_body">The problem is:</text:p>
      <text:p text:style-name="Problem_20_statement"><text:bookmark-ref text:reference-format="text" text:ref-name="Premix problem">I wish to put in 8 fence posts.  The posts are 4x4 material (actual size is 3.5 inches square) and the posts will be 2.5 feet in the ground.  My post hole digger will dig an 8 inch diameter hole.  How many bags of premix must I buy to mix the required concrete?</text:bookmark-ref></text:p>
      <text:p text:style-name="Text_20_body">We'll work in units of feet. <text:s/></text:p>
      <text:p text:style-name="Text_20_body">The hole is 8/12 or 2/3 feet in diameter and 2.5' long, so the volume of this cylinder is the area of the cylinder multiplied by the cylinder's length: <draw:frame draw:style-name="fr3" draw:name="Object1" text:anchor-type="as-char" svg:y="-4.59mm" svg:width="43.11mm" svg:height="5.59mm" draw:z-index="0"><draw:object xlink:href="./Object 2" xlink:type="simple" xlink:show="embed" xlink:actuate="onLoad"/><draw:image xlink:href="./ObjectReplacements/Object 2" xlink:type="simple" xlink:show="embed" xlink:actuate="onLoad"/></draw:frame>. <text:s/></text:p>
      <text:p text:style-name="Indented">If you don't have a calculator handy, you approximate the problem as follows:</text:p>
      <text:p text:style-name="Equation"><draw:frame draw:style-name="fr2" draw:name="Object2" text:anchor-type="as-char" svg:width="66.59mm" svg:height="9.28mm" draw:z-index="1"><draw:object xlink:href="./Object 1" xlink:type="simple" xlink:show="embed" xlink:actuate="onLoad"/><draw:image xlink:href="./ObjectReplacements/Object 1" xlink:type="simple" xlink:show="embed" xlink:actuate="onLoad"/></draw:frame></text:p>
      <text:p text:style-name="Indented">because you can see that 0.9 of 63 is only slightly more than 55. <text:s/>In fact, it's about 4% high, so you can subtract 0.04 from 0.9 to get 0.86 (but I'd use the 0.9 because it estimates a little high).</text:p>
      <text:p text:style-name="Text_20_body">We have to subtract off the volume of the 4x4, which is 2.5(3.5/12)<text:span text:style-name="T2">2</text:span> or 0.21 ft<text:span text:style-name="T2">3</text:span>. <text:s/></text:p>
      <text:p text:style-name="Indented">Again, if you don't have a calculator, you approximate the problem as follows. <text:s/>3.5 is 7/2 and squaring that gives 49/4. <text:s/>That's just slightly over 48/4 or 12. <text:s/>Hence, the squared term in parentheses is equal to 1/12. <text:s/>The result is (5/2)/12. <text:s/>Since you know 1/12 is about 0.08 (i.e., slightly less than 0.1), we get 0.4/2 or 0.2. <text:s/></text:p>
      <text:p text:style-name="Text_20_body">Thus, the hole volume is about 0.7 ft<text:span text:style-name="T2">3</text:span> and eight holes will require 5.6 ft<text:span text:style-name="T2">3</text:span>. <text:s text:c="2"/>Since an 80 lb bag provides 0.6 ft<text:span text:style-name="T2">3</text:span> of cured concrete, we need 56/6 or 9.3 bags. <text:s/>We'll buy 10 bags and have a little left over for contingencies.</text:p>
      <text:p text:style-name="Text_20_body">Since an 80 lb bag of premixed concrete uses 2.8 liters of water, I'll need 9.3(2.8) or 26 liters of water (this is 6.9 gallons).</text:p>
      <text:h text:style-name="Heading_20_2" text:outline-level="2">Raw material problem</text:h>
      <text:p text:style-name="Text_20_body">A standard #2 shovel's volume is given by the rule of thumb that a cubic yard takes 150 shovel loads. <text:s/>This gives the shovel's volume at 5.1 liters (5.1<text:span text:style-name="T5">×</text:span>10<text:span text:style-name="T2">-3</text:span> m<text:span text:style-name="T2">3</text:span>), 1.35 gallons, or 0.18 ft<text:span text:style-name="T2">3</text:span>. <text:s/>(I usually use the rule of thumb that 5 shovels are needed to produce 1 cubic foot.) <text:s/>Clearly, to do reasonably careful work, measure the shovel's volume yourself with the materials you plan on working with.</text:p>
      <text:p text:style-name="Text_20_body">Let's suppose we want a slab of 1 cubic foot -- and this is the volume of the cured concrete.</text:p>
      <text:p text:style-name="Text_20_body">The first rule of thumb used is that one increases the finished concrete volume to get the required volume of dry components. <text:s/>This is because when the dry components are mixed with the water, the particulates can get in closer contact. <text:s/>Thus, multiply the desired concrete volume by 1.5. <text:s/></text:p>
      <text:p text:style-name="Text_20_body">We need 1.5 cubic feet of dry mixed. <text:s/>Since the most-commonly-used volume ratio of cement to sand to gravel is 1:2:3, we have that the required cement volume is 1(1.5)/6, the sand volume is 2(1.5)/6, and the gravel volume is 3(1.5)/6. <text:s/>Thus, the needed volumes in cubic feet are</text:p>
      <text:p text:style-name="Text_20_body"><draw:frame draw:style-name="fr5" draw:name="Object9" text:anchor-type="paragraph" svg:y="-0.04mm" svg:width="34.8mm" svg:height="14.82mm" draw:z-index="3"><draw:object xlink:href="./Object 11" xlink:type="simple" xlink:show="embed" xlink:actuate="onLoad"/><draw:image xlink:href="./ObjectReplacements/Object 11" xlink:type="simple" xlink:show="embed" xlink:actuate="onLoad"/></draw:frame></text:p>
      <text:h text:style-name="Heading_20_2" text:outline-level="2"><text:soft-page-break/>Calculation of water required</text:h>
      <text:p text:style-name="Text_20_body">Define</text:p>
      <text:p text:style-name="Equation"><draw:frame draw:style-name="fr2" draw:name="Object8" text:anchor-type="as-char" svg:width="73.92mm" svg:height="5.5mm" draw:z-index="6"><draw:object xlink:href="./Object 8" xlink:type="simple" xlink:show="embed" xlink:actuate="onLoad"/><draw:image xlink:href="./ObjectReplacements/Object 8" xlink:type="simple" xlink:show="embed" xlink:actuate="onLoad"/></draw:frame>.</text:p>
      <text:p text:style-name="Text_20_body">The stoichiometric amount of water required for the strongest concrete is <text:span text:style-name="T3"></text:span> = 0.25. <text:s/>There are two problems with this value. <text:s/>First, it will result in a difficult-to-work and stiff mixture. <text:s/>Second, we homeowners always measure components by volume, not by mass. <text:s/>Thus, if I had put in three shovels of cement, how much water should I add? <text:s/></text:p>
      <text:p text:style-name="Aside">Aside: <text:s/>a practical way to solve this problem would be to measure the mass <text:span text:style-name="T4">M</text:span> of a shovel of cement. <text:s/>Then it's easy to calculate the required amount of water: <text:s/>each kg of cement mass needs <text:span text:style-name="T3"></text:span><text:span text:style-name="T4">M</text:span> liters of water. <text:s/>If you standardize on e.g. <text:span text:style-name="T3"></text:span> = 0.45, then you can make a container with needed mass of water. <text:s/>This would be a preferred way of mixing cement until it "looks right", unless you're very experienced.</text:p>
      <text:p text:style-name="Text_20_body">What's the density of cement? <text:s/>A 90 pound bag of cement is 1 cubic foot. <text:s/>Using the GNU units program, this translates into a specific gravity of 1.44 g/cc. <text:s/>Glover, <text:span text:style-name="T4">Pocket Reference</text:span>, Sequoia Publishing, 1993, gives it as 1.60. <text:s/>Other references I have give up to 3.2 g/cc. <text:s/>Which is correct? <text:s/>The problem is caused by the fact that the cement is a powder and the density will obviously depend on how it is compacted. <text:s/>The 3.2 g/cc is for a densely-packed powder. <text:s/>The 1.44 g/cc value is for the cement in the bag. <text:s/>If you've ever shoveled from a bag, you know that some air will get entrained with the cement, so even the 1.44 g/cc is probably a bit high for practical mixing. <text:s/>The best thing you can do is measure the density of the cement as you normally use it. <text:s/>If you don't have a way to measure mass, then you'll have to assume a specific gravity. <text:s/>I've used 1.4 g/cc in the script.</text:p>
      <text:p text:style-name="Text_20_body">We can make some estimates from the Quikrete 1101 data sheet. <text:s/>For an 80 pound bag, the manufacturer recommends adding 2.8 L (3/4 gal) of water, and allows you to go up to 4.3 L (1.1 gal) maximum. <text:s/>If we assume this mix uses the usual 1:2:3 ratio of cement:sand:gravel, then this means the bag contains 80(1/6) or 13.3 lb = 6.05 kg of cement. <text:s/>For an <text:span text:style-name="T3"></text:span> of 0.25, this would mean a volume of 1.5 L of water (this is why you convert to kg, as a kg of water is 1 L). <text:s/>Thus, the 2.8 L recommended minimum means an <text:span text:style-name="T3"></text:span> of 0.25(2.8/1.5) or 0.46. <text:s/>You'll find <text:span text:style-name="T3"></text:span> = 0.45 is a commonly-recommended value on the web. <text:s/>Using 4.3 L means an <text:span text:style-name="T3"></text:span> of (4.3/2.8)0.46 or 0.71. <text:s/>I don't recommend using concrete quite that runny.</text:p>
      <text:h text:style-name="Heading_20_1" text:outline-level="1">Volumes</text:h>
      <text:p text:style-name="Text_20_body">Here, I'll discuss a few common ways of measuring volumes when mixing concrete.</text:p>
      <text:p text:style-name="Text_20_body">When I'm mixing components, my unit of measure is a shovel full of material. <text:s/></text:p>
      <text:h text:style-name="Heading_20_2" text:outline-level="2"><text:soft-page-break/>Volume box</text:h>
      <text:p text:style-name="Text_20_body"><draw:frame draw:style-name="fr4" draw:name="Object13" text:anchor-type="paragraph" svg:x="21.78mm" svg:y="32.72mm" svg:width="140.86mm" svg:height="102.43mm" draw:z-index="2"><draw:object xlink:href="./Object 9" xlink:type="simple" xlink:show="embed" xlink:actuate="onLoad"/><draw:image xlink:href="./ObjectReplacements/Object 9" xlink:type="simple" xlink:show="embed" xlink:actuate="onLoad"/><svg:desc>OLE-object</svg:desc></draw:frame>A useful thing that's pretty easy to make is a box of known volume. <text:s/>A common thing in the US is to make a box with a volume of 1 cubic foot. <text:s/>Then you can count the number of shovels of material to fill the box, giving you a practical measurement of the shovel's volume. <text:s/>Most importantly, this is done with the materials you're using to mix concrete, so you can get the proper mixtures.</text:p>
      <text:p text:style-name="Text_20_body">Here's one possible design of a volume box, using plywood of thickness <text:span text:style-name="T4">t</text:span> and some square material of size <text:span text:style-name="T4">d</text:span> to act as cleats to hold the wood screws:</text:p>
      <text:p text:style-name="Text_20_body">The volume flush with the top is</text:p>
      <text:p text:style-name="Equation"><draw:frame draw:style-name="fr2" draw:name="Object14" text:anchor-type="as-char" svg:width="61.67mm" svg:height="16.03mm" draw:z-index="8"><draw:object xlink:href="./Object 10" xlink:type="simple" xlink:show="embed" xlink:actuate="onLoad"/><draw:image xlink:href="./ObjectReplacements/Object 10" xlink:type="simple" xlink:show="embed" xlink:actuate="onLoad"/><svg:desc>formula</svg:desc></draw:frame></text:p>
      <text:p text:style-name="Text_20_body">A bill of materials is: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Qty</text:p>
            </table:table-cell>
            <table:table-cell table:style-name="Table4.A1" office:value-type="string">
              <text:p text:style-name="P1">Material</text:p>
            </table:table-cell>
            <table:table-cell table:style-name="Table4.A1" office:value-type="string">
              <text:p text:style-name="P1">Location</text:p>
            </table:table-cell>
            <table:table-cell table:style-name="Table4.D1" office:value-type="string">
              <text:p text:style-name="P1">Size</text:p>
            </table:table-cell>
          </table:table-row>
        </table:table-header-rows>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Left &amp; right sides</text:p>
          </table:table-cell>
          <table:table-cell table:style-name="Table4.D2" office:value-type="string">
            <text:p text:style-name="P2">a <text:span text:style-name="T5">×</text:span> b</text:p>
          </table:table-cell>
        </table:table-row>
        <table:table-row>
          <table:table-cell table:style-name="Table4.A2" office:value-type="string">
            <text:p text:style-name="P2">2</text:p>
          </table:table-cell>
          <table:table-cell table:style-name="Table4.A2" office:value-type="string">
            <text:p text:style-name="P2">plywood</text:p>
          </table:table-cell>
          <table:table-cell table:style-name="Table4.A2" office:value-type="string">
            <text:p text:style-name="P2">Front &amp; back</text:p>
          </table:table-cell>
          <table:table-cell table:style-name="Table4.D2" office:value-type="string">
            <text:p text:style-name="P2">c <text:span text:style-name="T5">×</text:span> (a - t)</text:p>
          </table:table-cell>
        </table:table-row>
        <table:table-row>
          <table:table-cell table:style-name="Table4.A2" office:value-type="string">
            <text:p text:style-name="P2">1</text:p>
          </table:table-cell>
          <table:table-cell table:style-name="Table4.A2" office:value-type="string">
            <text:p text:style-name="P2">plywood</text:p>
          </table:table-cell>
          <table:table-cell table:style-name="Table4.A2" office:value-type="string">
            <text:p text:style-name="P2">Bottom</text:p>
          </table:table-cell>
          <table:table-cell table:style-name="Table4.D2" office:value-type="string">
            <text:p text:style-name="P2">b <text:span text:style-name="T5">×</text:span> c</text:p>
          </table:table-cell>
        </table:table-row>
        <table:table-row>
          <table:table-cell table:style-name="Table4.A2" office:value-type="string">
            <text:p text:style-name="P2">4</text:p>
          </table:table-cell>
          <table:table-cell table:style-name="Table4.A2" office:value-type="string">
            <text:p text:style-name="P2">stick</text:p>
          </table:table-cell>
          <table:table-cell table:style-name="Table4.A2" office:value-type="string">
            <text:p text:style-name="P2">Cleats</text:p>
          </table:table-cell>
          <table:table-cell table:style-name="Table4.D2" office:value-type="string">
            <text:p text:style-name="P2">d <text:span text:style-name="T5">×</text:span> d <text:span text:style-name="T5">×</text:span> (a - t)</text:p>
          </table:table-cell>
        </table:table-row>
      </table:table>
      <text:p text:style-name="Text_20_body">I've read that commercial folks will often weld up a 1 cubic foot box from some steel sheet. <text:s/>This will be relatively simple to construct, be water-tight, and stand up to jobsite abuse.</text:p>
      <text:h text:style-name="Heading_20_2" text:outline-level="2">5 gallon bucket</text:h>
      <text:p text:style-name="Text_20_body">One of my favorite containers around the home is the 5 gallon bucket. <text:s/>These can be accurately calibrated in your favorite volume units (see the <text:span text:style-name="Code">bucket.zip</text:span> file at <text:a xlink:type="simple" xlink:href="http://code.google.com/p/hobbyutil/" text:style-name="Internet_20_link" text:visited-style-name="Visited_20_Internet_20_Link">http://code.google.com/p/hobbyutil/</text:a>). <text:s/>The usual bucket I use made by Rheem measures 5.64 <text:soft-page-break/>gallons (21.34 L) when filled flush with the top.</text:p>
      <text:p text:style-name="Text_20_body">Note the buckets have a slightly tapered shape so that they can be withdrawn from the plastic mold easily. <text:s/>You need to take this taper into account to calibrate the bucket; this is done by the python script given in the <text:span text:style-name="Code">bucket.zip</text:span> file. <text:s/>Once you figure out how to use it, this makes it easy to mark volume calibration marks on the outside or inside of your bucket with a tape measure. <text:s/>For concrete work, you can mark a hooked stick with 0 to 1 calibrations (with, say, 0.1 divisions) and measure things for mixing concrete with the bucket.</text:p>
      <text:p text:style-name="Text_20_body">The <text:span text:style-name="Code">concrete.py</text:span> script assumes the bucket is cylindrical and gives the measure as a fraction of the bucket total internal height. <text:s/>You need to set the value of the global variables <text:span text:style-name="Code">bucket_volume_L</text:span> in liters and <text:span text:style-name="Code">side_wall_taper_deg</text:span> in degrees to have the script's output be relevant to the bucket you're using.</text:p>
      <text:h text:style-name="Heading_20_1" text:outline-level="1">Mass balance</text:h>
      <text:p text:style-name="Text_20_body">If you can make or acquire mass standards, it's not too hard to make a mass balance suitable for mixing concrete. <text:s/>You can make the standards themselves from concrete and put handles on them for convenient use. <text:s/>If you want to work in pounds, the following set of standards could be suitable:</text:p>
      <text:p text:style-name="Indented">50, 50, 50, 20, 10, 10, 5, 2, 2, 1</text:p>
      <text:p text:style-name="Text_20_body">These will let you construct any mass up to 200 pounds inclusive.</text:p>
      <text:p text:style-name="Text_20_body">To work in kg, you might want to use</text:p>
      <text:p text:style-name="Indented">25, 25, 20, 10, 10, 5, 2, 2, 1</text:p>
      <text:p text:style-name="Text_20_body">which will let you measure up to 100 kg.</text:p>
      <text:p text:style-name="Text_20_body">In both cases, if you're willing to manipulate larger masses, you could e.g. replace the two 50 pound masses with one 100 pound mass and the two 25 kg mass with a 50 kg mass. <text:s/>I like to keep things around 50 pounds or less.</text:p>
      <text:p text:style-name="Text_20_body">A suitable balance can be made from some plywood and 2x4s. <text:s/>The basic design is as follows</text:p>
      <text:p text:style-name="Text_20_body"><draw:frame draw:style-name="fr4" draw:name="Object26" text:anchor-type="paragraph" svg:x="21.71mm" svg:y="2.28mm" svg:width="140.88mm" svg:height="62.9mm" draw:z-index="9"><draw:object xlink:href="./Object 26" xlink:type="simple" xlink:show="embed" xlink:actuate="onLoad"/><draw:image xlink:href="./ObjectReplacements/Object 26" xlink:type="simple" xlink:show="embed" xlink:actuate="onLoad"/><svg:desc>OLE-object</svg:desc></draw:frame>I'd suggest using a suitable level on the top of the pivot bar to indicate when the balance is in the balanced condition (or a conventional pointer can be used). <text:s/>A 2x4 is a likely pivot bar. <text:s/>A couple of 2x4s can be on either side of the bar and the pivot bar can pivot on a nail or bolt. <text:s/>Nothing needs to be terribly fancy. <text:s/>TM can be a tare mass used to adjust the zero reading of the scale.</text:p>
      <text:p text:style-name="Text_20_body">I would make the plywood platforms wide enough to take a 5 gallon bucket for easy handling of the components. <text:s/>Keep a chunk of wood handy with the same mass as the bucket to tare it out or make the tare mass sufficiently heavy and adjustable to do this for you.</text:p>
      <text:p text:style-name="Text_20_body">Since I have a lathe handy, I would make the pivot from a chunk of brass bar stock and have it mate <text:soft-page-break/>with two brass flanges in the support. <text:s/>These brass flanges would be greased with axle grease and made to be a close sliding fit (within 0.001"). <text:s/>This would then be a robust scale that could be left outside in the weather. <text:s/>I would paint all the wood carefully to help protect it from moisture.</text:p>
      <text:h text:style-name="Heading_20_2" text:outline-level="2">Standards</text:h>
      <text:p text:style-name="Text_20_body">Here's one design of a standard that I will probably use if I make such a scale and standards:</text:p>
      <text:p text:style-name="Text_20_body"><draw:frame draw:style-name="fr4" draw:name="Object27" text:anchor-type="paragraph" svg:x="19.93mm" svg:y="0.14mm" svg:width="140.86mm" svg:height="62.88mm" draw:z-index="10"><draw:object xlink:href="./Object 27" xlink:type="simple" xlink:show="embed" xlink:actuate="onLoad"/><draw:image xlink:href="./ObjectReplacements/Object 27" xlink:type="simple" xlink:show="embed" xlink:actuate="onLoad"/><svg:desc>OLE-object</svg:desc></draw:frame>A is a rod welded to the top of B, a pipe cap. <text:s/>C is a pipe nipple encased in the concrete mass D. <text:s/>This provides both a handle to lift the mass and a cavity to add chunks of mass used to fine-tune the standard's mass.</text:p>
      <text:p text:style-name="Text_20_body">You will probably want to make two identical standards of the smallest mass (e.g., 1 pound or 1 kg). <text:s/>You'd take these to a place that could measure their mass accurately and you'd adjust them to be the standard mass within a desired accuracy. <text:s/>These two standard masses can then be used to both check the balance and check the calibration of the other masses.</text:p>
      <text:p text:style-name="Text_20_body">For the small masses, I would turn them from a relatively stable metal like brass or stainless steel (stainless steel preferred).</text:p>
      <text:p text:style-name="Text_20_body">To check the balance, one of the 1 unit masses is put on either side of the scale. <text:s/>It should indicate balance. <text:s/>If not, the tare mass position is adjusted until balance is achieved.</text:p>
      <text:p text:style-name="Text_20_body">Now the 2 unit masses can be checked against the two unit masses. <text:s/>Once two of those are checked and adjusted to be correct, they can be used to check the 5 unit mass. <text:s/>The remaining mass standards can be checked in a similar fashion. <text:s/></text:p>
      <text:p text:style-name="Text_20_body">If your balance is sensitive enough, you may want to make some sub-unit mass standards too.</text:p>
      <text:h text:style-name="Heading_20_1" text:outline-level="1">References</text:h>
      <table:table table:name="Table1" table:style-name="Table1">
        <table:table-column table:style-name="Table1.A"/>
        <table:table-column table:style-name="Table1.B"/>
        <table:table-row>
          <table:table-cell table:style-name="Table1.A1" office:value-type="string">
            <text:p text:style-name="Reference"><text:span text:style-name="Reference">glover</text:span></text:p>
          </table:table-cell>
          <table:table-cell table:style-name="Table1.A1" office:value-type="string">
            <text:p text:style-name="Reference">T. Glover, <text:span text:style-name="T4">Pocket Ref</text:span>, Sequoia Publishing, 1993.</text:p>
          </table:table-cell>
        </table:table-row>
        <table:table-row>
          <table:table-cell table:style-name="Table1.A1" office:value-type="string">
            <text:p text:style-name="Reference"><text:span text:style-name="Reference">virg</text:span></text:p>
          </table:table-cell>
          <table:table-cell table:style-name="Table1.A1" office:value-type="string">
            <text:p text:style-name="Reference"><text:a xlink:type="simple" xlink:href="http://www.virginiadot.org/VDOT/Business/asset_upload_file255_3529.pdf" text:style-name="Internet_20_link" text:visited-style-name="Visited_20_Internet_20_Link">http://www.virginiadot.org/VDOT/Business/asset_upload_file255_3529.pdf</text:a> <text:s/>Good overview of the components of concrete.</text:p>
          </table:table-cell>
        </table:table-row>
        <table:table-row>
          <table:table-cell table:style-name="Table1.A1" office:value-type="string">
            <text:p text:style-name="Reference"><text:span text:style-name="Reference">memph</text:span></text:p>
          </table:table-cell>
          <table:table-cell table:style-name="Table1.A1" office:value-type="string">
            <text:p text:style-name="Reference"><text:a xlink:type="simple" xlink:href="http://www.ce.memphis.edu/1101/notes/concrete/cylinder_concrete_mix_proportations.pdf" text:style-name="Internet_20_link" text:visited-style-name="Visited_20_Internet_20_Link">http://www.ce.memphis.edu/1101/notes/concrete/cylinder_concrete_mix_proportations.pdf</text:a></text:p>
          </table:table-cell>
        </table:table-row>
        <table:table-row>
          <table:table-cell table:style-name="Table1.A1" office:value-type="string">
            <text:p text:style-name="Reference"><text:span text:style-name="Reference">cr</text:span></text:p>
          </table:table-cell>
          <table:table-cell table:style-name="Table1.A1" office:value-type="string">
            <text:p text:style-name="Reference"><text:a xlink:type="simple" xlink:href="http://en.wikipedia.org/wiki/Water–cement_ratio" text:style-name="Internet_20_link" text:visited-style-name="Visited_20_Internet_20_Link">http://en.wikipedia.org/wiki/Water–cement_ratio</text:a>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charset="x-symbol"/>
    <style:font-face style:name="StarSymbol" svg:font-family="StarSymbol" style:font-charset="x-symbol"/>
    <style:font-face style:name="Arial4" svg:font-family="Arial"/>
    <style:font-face style:name="OpenSymbol1" svg:font-family="OpenSymbol"/>
    <style:font-face style:name="Arial1" svg:font-family="Arial" style:font-family-generic="swiss"/>
    <style:font-face style:name="Arial2"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paragraph-properties fo:margin-left="10.16mm" fo:margin-right="0mm" fo:margin-top="0mm" fo:margin-bottom="0mm" fo:text-indent="0mm" style:auto-text-indent="false"/>
      <style:text-properties fo:color="#000099"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Problem_20_statement" style:display-name="Problem statement" style:family="paragraph" style:parent-style-name="Indented">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99" style:font-name="Lucida Console"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Reference" style:family="text">
      <style:text-properties fo:color="#006600" style:font-name="Arial" fo:font-size="11pt" fo:language="zxx" fo:country="none"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7T16:28:15.50</meta:creation-date>
    <meta:generator>OpenOffice/4.1.6$Win32 OpenOffice.org_project/416m1$Build-9790</meta:generator>
    <meta:editing-duration>PT00H00M00S</meta:editing-duration>
    <meta:editing-cycles>1</meta:editing-cycles>
    <meta:document-statistic meta:table-count="2" meta:image-count="2" meta:object-count="27" meta:page-count="16" meta:paragraph-count="360" meta:word-count="7109" meta:character-count="39024"/>
  </office:meta>
</office:document-meta>
</file>

<file path=Object 1/content.xml><?xml version="1.0" encoding="utf-8"?>
<math xmlns="http://www.w3.org/1998/Math/MathML">
  <semantics>
    <mrow>
      <mrow>
        <mrow>
          <mrow>
            <mfrac>
              <mn>22</mn>
              <mn>7</mn>
            </mfrac>
            <mi mathvariant="normal">⋅</mi>
            <mfrac>
              <mn>4</mn>
              <mn>9</mn>
            </mfrac>
          </mrow>
          <mi mathvariant="normal">⋅</mi>
          <mfrac>
            <mn>1</mn>
            <mn>4</mn>
          </mfrac>
        </mrow>
        <mi mathvariant="normal">⋅</mi>
        <mfrac>
          <mn>5</mn>
          <mn>2</mn>
        </mfrac>
      </mrow>
      <mrow>
        <mi/>
        <mi mathvariant="normal">=</mi>
        <mi/>
      </mrow>
      <mfrac>
        <mrow>
          <mn>22</mn>
          <mi mathvariant="normal">⋅</mi>
          <mn>5</mn>
        </mrow>
        <mrow>
          <mrow>
            <mn>7</mn>
            <mi mathvariant="normal">⋅</mi>
            <mn>9</mn>
          </mrow>
          <mi mathvariant="normal">⋅</mi>
          <mn>2</mn>
        </mrow>
      </mfrac>
      <mrow>
        <mi/>
        <mi mathvariant="normal">=</mi>
        <mi/>
      </mrow>
      <mfrac>
        <mrow>
          <mn>11</mn>
          <mi mathvariant="normal">⋅</mi>
          <mn>5</mn>
        </mrow>
        <mrow>
          <mn>7</mn>
          <mi mathvariant="normal">⋅</mi>
          <mn>9</mn>
        </mrow>
      </mfrac>
      <mrow>
        <mi/>
        <mi mathvariant="normal">=</mi>
        <mi/>
      </mrow>
      <mfrac>
        <mn>55</mn>
        <mn>63</mn>
      </mfrac>
      <mrow>
        <mi/>
        <mi mathvariant="normal">=</mi>
        <mi/>
      </mrow>
      <mn>0.9</mn>
    </mrow>
    <annotation encoding="StarMath 5.0">{22 over 7} cdot {4 over 9} cdot {1 over 4} cdot {5 over 2} `=` 
{22 cdot 5} over {7 cdot 9 cdot 2} `=`
{11 cdot 5} over {7 cdot 9} `=` 55 over 63 `=` 0.9</annotation>
  </semantics>
</math>
</file>

<file path=Object 10/content.xml><?xml version="1.0" encoding="utf-8"?>
<math xmlns="http://www.w3.org/1998/Math/MathML">
  <semantics>
    <mstyle mathsize="12pt">
      <mrow>
        <mstyle mathvariant="bold">
          <mrow>
            <mtable>
              <mtr>
                <mtd>
                  <mrow>
                    <mi>V</mi>
                    <mrow>
                      <mi/>
                      <mi mathvariant="normal">=</mi>
                      <mi/>
                    </mrow>
                    <mrow>
                      <munder>
                        <munder>
                          <mfenced open="[" close="]">
                            <mrow>
                              <mrow>
                                <mo stretchy="false">(</mo>
                                <mrow>
                                  <mi>b</mi>
                                  <mi mathvariant="normal">−</mi>
                                  <mn>2t</mn>
                                </mrow>
                                <mo stretchy="false">)</mo>
                              </mrow>
                              <mrow>
                                <mo stretchy="false">(</mo>
                                <mrow>
                                  <mi>a</mi>
                                  <mi mathvariant="normal">−</mi>
                                  <mi>t</mi>
                                </mrow>
                                <mo stretchy="false">)</mo>
                              </mrow>
                              <mi>c</mi>
                            </mrow>
                          </mfenced>
                          <mo stretchy="false"></mo>
                        </munder>
                        <mtext>box volume</mtext>
                      </munder>
                      <mi mathvariant="normal">−</mi>
                      <munder>
                        <munder>
                          <mrow>
                            <mn>4</mn>
                            <msup>
                              <mi>d</mi>
                              <mn>2</mn>
                            </msup>
                            <mrow>
                              <mo stretchy="false">(</mo>
                              <mrow>
                                <mi>a</mi>
                                <mi mathvariant="normal">−</mi>
                                <mi>t</mi>
                              </mrow>
                              <mo stretchy="false">)</mo>
                            </mrow>
                          </mrow>
                          <mo stretchy="false"></mo>
                        </munder>
                        <mtext>cleat volume</mtext>
                      </munder>
                    </mrow>
                  </mrow>
                </mtd>
              </mtr>
              <mtr>
                <mtd>
                  <mrow>
                    <mphantom>
                      <mstyle>
                        <mrow>
                          <mi>V</mi>
                        </mrow>
                      </mstyle>
                    </mphantom>
                    <mrow>
                      <mi/>
                      <mi mathvariant="normal">=</mi>
                      <mi/>
                    </mrow>
                    <mrow>
                      <mo stretchy="false">(</mo>
                      <mrow>
                        <mi>a</mi>
                        <mi mathvariant="normal">−</mi>
                        <mi>t</mi>
                      </mrow>
                      <mo stretchy="false">)</mo>
                    </mrow>
                    <mrow>
                      <mo stretchy="false">(</mo>
                      <mrow>
                        <mi>b</mi>
                        <mrow>
                          <mi>c</mi>
                          <mi mathvariant="normal">−</mi>
                          <mn>4</mn>
                        </mrow>
                        <mrow>
                          <msup>
                            <mi>d</mi>
                            <mn>2</mn>
                          </msup>
                          <mi mathvariant="normal">−</mi>
                          <mn>2</mn>
                        </mrow>
                        <mi>c</mi>
                        <mi>t</mi>
                      </mrow>
                      <mo stretchy="false">)</mo>
                    </mrow>
                  </mrow>
                </mtd>
              </mtr>
            </mtable>
          </mrow>
        </mstyle>
      </mrow>
    </mstyle>
    <annotation encoding="StarMath 5.0">size 12 bold stack 
{
alignl V `=` {left [ (b - 2t)(a-t)c right ]} underbrace {"box volume"} - {4 d^2 (a - t)} underbrace {"cleat volume"} #
alignl phantom V `=` (a - t) (b c - 4 d^2  - 2 c t)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4827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Cement</text:p>
          </table:table-cell>
          <table:table-cell table:formula="of:=1.5/6" office:value-type="float" office:value="0.25">
            <text:p>0.25</text:p>
          </table:table-cell>
        </table:table-row>
        <table:table-row table:style-name="ro1">
          <table:table-cell office:value-type="string">
            <text:p>Sand</text:p>
          </table:table-cell>
          <table:table-cell table:formula="of:=2*1.5/6" office:value-type="float" office:value="0.5">
            <text:p>0.50</text:p>
          </table:table-cell>
        </table:table-row>
        <table:table-row table:style-name="ro1">
          <table:table-cell office:value-type="string">
            <text:p>Gravel</text:p>
          </table:table-cell>
          <table:table-cell table:formula="of:=3*1.5/6" office:value-type="float" office:value="0.75">
            <text:p>0.75</text:p>
          </table:table-cell>
        </table:table-row>
        <table:table-row table:style-name="ro1" table:number-rows-repeated="1048572">
          <table:table-cell table:number-columns-repeated="2"/>
        </table:table-row>
        <table:table-row table:style-name="ro1">
          <table:table-cell table:number-columns-repeated="2"/>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2">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5">10/15/2019</text:date>, <text:time>21:2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table>
      <mtr>
        <mtd>
          <mrow>
            <msub>
              <mi>V</mi>
              <mn>0</mn>
            </msub>
            <mrow>
              <mi/>
              <mi mathvariant="normal">=</mi>
              <mi/>
            </mrow>
            <mtext>desired volume of cured concrete</mtext>
          </mrow>
        </mtd>
      </mtr>
      <mtr>
        <mtd>
          <mrow>
            <mi>V</mi>
            <mrow>
              <mi/>
              <mi mathvariant="normal">=</mi>
              <mi/>
            </mrow>
            <mtext>volume of mixed dry components</mtext>
            <mrow>
              <mi/>
              <mi mathvariant="normal">=</mi>
              <mi/>
            </mrow>
            <mo stretchy="false">μ</mo>
            <msub>
              <mi>V</mi>
              <mn>0</mn>
            </msub>
          </mrow>
        </mtd>
      </mtr>
      <mtr>
        <mtd>
          <mrow>
            <mo stretchy="false">α</mo>
            <mrow>
              <mi/>
              <mi mathvariant="normal">=</mi>
              <mi/>
            </mrow>
            <mtext>water to cement mass ratio</mtext>
          </mrow>
        </mtd>
      </mtr>
      <mtr>
        <mtd>
          <mrow>
            <mo stretchy="false">μ</mo>
            <mrow>
              <mi/>
              <mi mathvariant="normal">=</mi>
              <mi/>
            </mrow>
            <mtext>"make sure you have enough" factor (a number a bit above 1)</mtext>
          </mrow>
        </mtd>
      </mtr>
      <mtr>
        <mtd>
          <mrow>
            <msub>
              <mo stretchy="false">ρ</mo>
              <mn>0</mn>
            </msub>
            <mrow>
              <mi/>
              <mi mathvariant="normal">=</mi>
              <mi/>
            </mrow>
            <mtext>density of cured concrete</mtext>
          </mrow>
        </mtd>
      </mtr>
      <mtr>
        <mtd>
          <mrow>
            <msub>
              <mo stretchy="false">ρ</mo>
              <mi>x</mi>
            </msub>
            <mrow>
              <mi/>
              <mi mathvariant="normal">=</mi>
              <mi/>
            </mrow>
            <mtext>density of component x</mtext>
          </mrow>
        </mtd>
      </mtr>
      <mtr>
        <mtd>
          <mrow>
            <msub>
              <mo stretchy="false">β</mo>
              <mi>x</mi>
            </msub>
            <mrow>
              <mi/>
              <mi mathvariant="normal">=</mi>
              <mi/>
            </mrow>
            <mtext>component fraction of x</mtext>
          </mrow>
        </mtd>
      </mtr>
    </mtable>
    <annotation encoding="StarMath 5.0">alignl stack {
V_0 `=` "desired volume of cured concrete" #
V `=` "volume of mixed dry components" `=` %mu V_0 #
%alpha `=` "water to cement mass ratio" #
%mu `=` "\"make sure you have enough\" factor (a number a bit above 1)" #
%rho_0 `=` "density of cured concrete" #
%rho_x `=` "density of component x" #
%beta_x `=` "component fraction of x" 
}</annotation>
  </semantics>
</math>
</file>

<file path=Object 13/content.xml><?xml version="1.0" encoding="utf-8"?>
<math xmlns="http://www.w3.org/1998/Math/MathML">
  <semantics>
    <mrow>
      <mi>V</mi>
      <mrow>
        <mi/>
        <mi mathvariant="normal">=</mi>
        <mi/>
      </mrow>
      <mo stretchy="false">μ</mo>
      <msub>
        <mi>V</mi>
        <mn>0</mn>
      </msub>
    </mrow>
    <annotation encoding="StarMath 5.0">V `=` %mu V_0</annotation>
  </semantics>
</math>
</file>

<file path=Object 14/content.xml><?xml version="1.0" encoding="utf-8"?>
<math xmlns="http://www.w3.org/1998/Math/MathML">
  <semantics>
    <mrow>
      <mi>M</mi>
      <mrow>
        <mi/>
        <mi mathvariant="normal">=</mi>
        <mi/>
      </mrow>
      <msub>
        <mo stretchy="false">ρ</mo>
        <mn>0</mn>
      </msub>
      <mi>V</mi>
    </mrow>
    <annotation encoding="StarMath 5.0">M `=` %rho_0 V</annotation>
  </semantics>
</math>
</file>

<file path=Object 15/content.xml><?xml version="1.0" encoding="utf-8"?>
<math xmlns="http://www.w3.org/1998/Math/MathML">
  <semantics>
    <mrow>
      <msub>
        <mi>m</mi>
        <mi>c</mi>
      </msub>
      <mrow>
        <mi/>
        <mi mathvariant="normal">=</mi>
        <mi/>
      </mrow>
      <mtext>mass of cement</mtext>
      <mrow>
        <mi/>
        <mi mathvariant="normal">=</mi>
        <mi/>
      </mrow>
      <msub>
        <mo stretchy="false">β</mo>
        <mi>c</mi>
      </msub>
      <mi>M</mi>
    </mrow>
    <annotation encoding="StarMath 5.0">m_c `=` "mass of cement" `=` %beta_c M</annotation>
  </semantics>
</math>
</file>

<file path=Object 16/content.xml><?xml version="1.0" encoding="utf-8"?>
<math xmlns="http://www.w3.org/1998/Math/MathML">
  <semantics>
    <mrow>
      <msub>
        <mi>m</mi>
        <mi>s</mi>
      </msub>
      <mrow>
        <mi/>
        <mi mathvariant="normal">=</mi>
        <mi/>
      </mrow>
      <mtext>mass of sand</mtext>
      <mrow>
        <mi/>
        <mi mathvariant="normal">=</mi>
        <mi/>
      </mrow>
      <msub>
        <mo stretchy="false">β</mo>
        <mi>s</mi>
      </msub>
      <mi>M</mi>
    </mrow>
    <annotation encoding="StarMath 5.0">m_s `=` "mass of sand" `=` %beta_s M</annotation>
  </semantics>
</math>
</file>

<file path=Object 17/content.xml><?xml version="1.0" encoding="utf-8"?>
<math xmlns="http://www.w3.org/1998/Math/MathML">
  <semantics>
    <mrow>
      <msub>
        <mi>m</mi>
        <mi>g</mi>
      </msub>
      <mrow>
        <mi/>
        <mi mathvariant="normal">=</mi>
        <mi/>
      </mrow>
      <mtext>mass of gravel</mtext>
      <mrow>
        <mi/>
        <mi mathvariant="normal">=</mi>
        <mi/>
      </mrow>
      <msub>
        <mo stretchy="false">β</mo>
        <mi>g</mi>
      </msub>
      <mi>M</mi>
    </mrow>
    <annotation encoding="StarMath 5.0">m_g `=` "mass of gravel" `=` %beta_g M</annotation>
  </semantics>
</math>
</file>

<file path=Object 18/content.xml><?xml version="1.0" encoding="utf-8"?>
<math xmlns="http://www.w3.org/1998/Math/MathML">
  <semantics>
    <mrow>
      <msub>
        <mi>m</mi>
        <mi>w</mi>
      </msub>
      <mrow>
        <mi/>
        <mi mathvariant="normal">=</mi>
        <mi/>
      </mrow>
      <mo stretchy="false">α</mo>
      <mi>M</mi>
    </mrow>
    <annotation encoding="StarMath 5.0">m_w `=` %alpha M</annotation>
  </semantics>
</math>
</file>

<file path=Object 19/content.xml><?xml version="1.0" encoding="utf-8"?>
<math xmlns="http://www.w3.org/1998/Math/MathML">
  <semantics>
    <mrow>
      <msub>
        <mi>v</mi>
        <mi>c</mi>
      </msub>
      <mrow>
        <mi/>
        <mi mathvariant="normal">=</mi>
        <mi/>
      </mrow>
      <mtext>volume of cement</mtext>
      <mrow>
        <mi/>
        <mi mathvariant="normal">=</mi>
        <mi/>
      </mrow>
      <mrow>
        <msub>
          <mi>m</mi>
          <mi>c</mi>
        </msub>
        <mi mathvariant="normal">/</mi>
        <msub>
          <mo stretchy="false">ρ</mo>
          <mi>c</mi>
        </msub>
      </mrow>
    </mrow>
    <annotation encoding="StarMath 5.0">v_c `=` "volume of cement" `=` m_c/%rho_c </annotation>
  </semantics>
</math>
</file>

<file path=Object 2/content.xml><?xml version="1.0" encoding="utf-8"?>
<math xmlns="http://www.w3.org/1998/Math/MathML">
  <semantics>
    <mrow>
      <mfenced open="" close="">
        <mrow>
          <mo stretchy="false">π</mo>
          <mrow>
            <msup>
              <mrow>
                <mo stretchy="false">(</mo>
                <mrow>
                  <mn>2</mn>
                  <mi mathvariant="normal">/</mi>
                  <mn>3</mn>
                </mrow>
                <mo stretchy="false">)</mo>
              </mrow>
              <mn>2</mn>
            </msup>
            <mi mathvariant="normal">/</mi>
            <mn>4</mn>
          </mrow>
        </mrow>
      </mfenced>
      <mn>2.5</mn>
      <mrow>
        <mi/>
        <mi mathvariant="normal">=</mi>
        <mi/>
      </mrow>
      <mn>0.87</mn>
      <msup>
        <mtext> ft</mtext>
        <mn>3</mn>
      </msup>
    </mrow>
    <annotation encoding="StarMath 5.0">left (%pi(2/3)^2/4 right ) 2.5 `=` 0.87 " ft"^3</annotation>
  </semantics>
</math>
</file>

<file path=Object 20/content.xml><?xml version="1.0" encoding="utf-8"?>
<math xmlns="http://www.w3.org/1998/Math/MathML">
  <semantics>
    <mrow>
      <msub>
        <mi>v</mi>
        <mi>s</mi>
      </msub>
      <mrow>
        <mi/>
        <mi mathvariant="normal">=</mi>
        <mi/>
      </mrow>
      <mtext>volume of sand</mtext>
      <mrow>
        <mi/>
        <mi mathvariant="normal">=</mi>
        <mi/>
      </mrow>
      <mrow>
        <msub>
          <mi>m</mi>
          <mi>s</mi>
        </msub>
        <mi mathvariant="normal">/</mi>
        <msub>
          <mo stretchy="false">ρ</mo>
          <mi>s</mi>
        </msub>
      </mrow>
    </mrow>
    <annotation encoding="StarMath 5.0">v_s `=` "volume of sand" `=` m_s/%rho_s</annotation>
  </semantics>
</math>
</file>

<file path=Object 21/content.xml><?xml version="1.0" encoding="utf-8"?>
<math xmlns="http://www.w3.org/1998/Math/MathML">
  <semantics>
    <mrow>
      <msub>
        <mi>v</mi>
        <mi>g</mi>
      </msub>
      <mrow>
        <mi/>
        <mi mathvariant="normal">=</mi>
        <mi/>
      </mrow>
      <mtext>volume of gravel</mtext>
      <mrow>
        <mi/>
        <mi mathvariant="normal">=</mi>
        <mi/>
      </mrow>
      <mrow>
        <msub>
          <mi>m</mi>
          <mi>g</mi>
        </msub>
        <mi mathvariant="normal">/</mi>
        <msub>
          <mo stretchy="false">ρ</mo>
          <mi>g</mi>
        </msub>
      </mrow>
    </mrow>
    <annotation encoding="StarMath 5.0">v_g `=` "volume of gravel" `=` m_g/%rho_g </annotation>
  </semantics>
</math>
</file>

<file path=Object 22/content.xml><?xml version="1.0" encoding="utf-8"?>
<math xmlns="http://www.w3.org/1998/Math/MathML">
  <semantics>
    <mrow>
      <msub>
        <mi>v</mi>
        <mi>w</mi>
      </msub>
      <mrow>
        <mi/>
        <mi mathvariant="normal">=</mi>
        <mi/>
      </mrow>
      <mtext>volume of water</mtext>
      <mrow>
        <mi/>
        <mi mathvariant="normal">=</mi>
        <mi/>
      </mrow>
      <mrow>
        <msub>
          <mi>m</mi>
          <mi>w</mi>
        </msub>
        <mi mathvariant="normal">/</mi>
        <msub>
          <mo stretchy="false">ρ</mo>
          <mi>w</mi>
        </msub>
      </mrow>
    </mrow>
    <annotation encoding="StarMath 5.0">v_w `=` "volume of water" `=` m_w/%rho_w</annotation>
  </semantics>
</math>
</file>

<file path=Object 23/content.xml><?xml version="1.0" encoding="utf-8"?>
<math xmlns="http://www.w3.org/1998/Math/MathML">
  <semantics>
    <mrow>
      <mrow>
        <mrow>
          <msub>
            <mi>m</mi>
            <mi>c</mi>
          </msub>
          <mo stretchy="false">+</mo>
          <msub>
            <mi>m</mi>
            <mi>s</mi>
          </msub>
        </mrow>
        <mo stretchy="false">+</mo>
        <msub>
          <mi>m</mi>
          <mi>g</mi>
        </msub>
      </mrow>
      <mo stretchy="false">+</mo>
      <msub>
        <mi>m</mi>
        <mi>w</mi>
      </msub>
    </mrow>
    <annotation encoding="StarMath 5.0">m_c + m_s + m_g + m_w</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8in"/>
    </style:style>
    <style:style style:name="co2" style:family="table-column">
      <style:table-column-properties fo:break-before="auto" style:column-width="0.7in"/>
    </style:style>
    <style:style style:name="co3" style:family="table-column">
      <style:table-column-properties fo:break-before="auto" style:column-width="0.8925in"/>
    </style:style>
    <style:style style:name="ro1" style:family="table-row">
      <style:table-row-properties style:row-height="0.1819in" fo:break-before="auto" style:use-optimal-row-height="true"/>
    </style:style>
    <style:style style:name="ro2"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ta_extref" style:family="table">
      <style:table-properties table:display="false"/>
    </style:style>
    <style:style style:name="T1" style:family="text">
      <style:text-properties style:font-name="Arial2"/>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Heading"/>
          <table:table-cell table:style-name="Heading" office:value-type="string" table:number-columns-spanned="2" table:number-rows-spanned="1">
            <text:p>Diameter</text:p>
          </table:table-cell>
          <table:covered-table-cell table:style-name="Heading"/>
          <table:table-cell table:style-name="Heading" table:number-columns-repeated="1021"/>
        </table:table-row>
        <table:table-row table:style-name="ro2">
          <table:table-cell table:style-name="Heading" office:value-type="string">
            <text:p>Cup</text:p>
          </table:table-cell>
          <table:table-cell table:style-name="Heading" office:value-type="string">
            <text:p>Large</text:p>
          </table:table-cell>
          <table:table-cell table:style-name="Heading" office:value-type="string">
            <text:p>Small</text:p>
          </table:table-cell>
          <table:table-cell table:style-name="Heading" office:value-type="string">
            <text:p>Length</text:p>
          </table:table-cell>
          <table:table-cell table:style-name="Heading" office:value-type="string">
            <text:p>Angle, <text:span text:style-name="T1">°</text:span></text:p>
          </table:table-cell>
          <table:table-cell table:style-name="Heading" table:number-columns-repeated="1019"/>
        </table:table-row>
        <table:table-row table:style-name="ro1">
          <table:table-cell table:style-name="ce1" office:value-type="string">
            <text:p>US House of Rep. plastic cup</text:p>
          </table:table-cell>
          <table:table-cell office:value-type="float" office:value="2.82">
            <text:p>2.82</text:p>
          </table:table-cell>
          <table:table-cell office:value-type="float" office:value="2.05">
            <text:p>2.05</text:p>
          </table:table-cell>
          <table:table-cell office:value-type="float" office:value="3.8">
            <text:p>3.80</text:p>
          </table:table-cell>
          <table:table-cell table:style-name="Angle" table:formula="of:=ATAN(([.B3]-[.C3])/(2*[.D3]))*180/PI()" office:value-type="float" office:value="5.78522612839146">
            <text:p>5.8</text:p>
          </table:table-cell>
          <table:table-cell table:number-columns-repeated="1019"/>
        </table:table-row>
        <table:table-row table:style-name="ro1">
          <table:table-cell table:style-name="ce1" office:value-type="string">
            <text:p>8 oz. Dixie cup</text:p>
          </table:table-cell>
          <table:table-cell office:value-type="float" office:value="2.85">
            <text:p>2.85</text:p>
          </table:table-cell>
          <table:table-cell office:value-type="float" office:value="1.88">
            <text:p>1.88</text:p>
          </table:table-cell>
          <table:table-cell office:value-type="float" office:value="3.5">
            <text:p>3.50</text:p>
          </table:table-cell>
          <table:table-cell table:style-name="Angle" table:formula="of:=ATAN(([.B4]-[.C4])/(2*[.D4]))*180/PI()" office:value-type="float" office:value="7.889317025665">
            <text:p>7.9</text:p>
          </table:table-cell>
          <table:table-cell table:number-columns-repeated="1019"/>
        </table:table-row>
        <table:table-row table:style-name="ro1">
          <table:table-cell table:style-name="ce1" office:value-type="string">
            <text:p>Solo cup</text:p>
          </table:table-cell>
          <table:table-cell office:value-type="float" office:value="3.6">
            <text:p>3.60</text:p>
          </table:table-cell>
          <table:table-cell office:value-type="float" office:value="2.4">
            <text:p>2.40</text:p>
          </table:table-cell>
          <table:table-cell office:value-type="float" office:value="4.7">
            <text:p>4.70</text:p>
          </table:table-cell>
          <table:table-cell table:style-name="Angle" table:formula="of:=ATAN(([.B5]-[.C5])/(2*[.D5]))*180/PI()" office:value-type="float" office:value="7.27500495788926">
            <text:p>7.3</text:p>
          </table:table-cell>
          <table:table-cell table:number-columns-repeated="1019"/>
        </table:table-row>
        <table:table-row table:style-name="ro1">
          <table:table-cell table:style-name="ce1" office:value-type="string">
            <text:p>Abrams cone</text:p>
          </table:table-cell>
          <table:table-cell office:value-type="float" office:value="8">
            <text:p>8.00</text:p>
          </table:table-cell>
          <table:table-cell office:value-type="float" office:value="4">
            <text:p>4.00</text:p>
          </table:table-cell>
          <table:table-cell office:value-type="float" office:value="12">
            <text:p>12.00</text:p>
          </table:table-cell>
          <table:table-cell table:style-name="Angle" table:formula="of:=ATAN(([.B6]-[.C6])/(2*[.D6]))*180/PI()" office:value-type="float" office:value="9.46232220802562">
            <text:p>9.5</text:p>
          </table:table-cell>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adornments="Regular" style:font-family-generic="swis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2">
      <number:number number:decimal-places="2"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1" number:min-integer-digits="1"/>
    </number:number-style>
    <style:style style:name="Default" style:family="table-cell" style:data-style-name="N2">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style:style style:name="Angle" style:family="table-cell" style:parent-style-name="Default" style:data-style-name="N116"/>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4">01/14/2014</text:date>, <text:time>18:0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math xmlns="http://www.w3.org/1998/Math/MathML">
  <semantics>
    <mrow>
      <mrow>
        <mrow>
          <mo stretchy="false">(</mo>
          <mrow>
            <mn>80</mn>
            <mtext>lbm</mtext>
          </mrow>
          <mo stretchy="false">)</mo>
        </mrow>
        <mi mathvariant="normal">/</mi>
        <mrow>
          <mo stretchy="false">(</mo>
          <mrow>
            <mn>150</mn>
            <msup>
              <mtext>lbm/ft</mtext>
              <mn>3</mn>
            </msup>
          </mrow>
          <mo stretchy="false">)</mo>
        </mrow>
      </mrow>
      <mrow>
        <mi/>
        <mi mathvariant="normal">=</mi>
        <mi/>
      </mrow>
      <mn>0.53</mn>
      <msup>
        <mtext>ft</mtext>
        <mn>3</mn>
      </msup>
    </mrow>
    <annotation encoding="StarMath 5.0">(80 "lbm")/(150 "lbm/ft"^3) `=` 0.53 "ft"^3</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8.077cm" svg:height="0.686cm" svg:x="2.963cm" svg:y="2.402cm">
          <text:p/>
        </draw:rect>
        <draw:g>
          <draw:rect draw:style-name="gr1" draw:layer="layout" svg:width="3.289cm" svg:height="0.127cm" svg:x="1.765cm" svg:y="8.089cm">
            <text:p/>
          </draw:rect>
          <draw:line draw:style-name="gr1" draw:layer="layout" svg:x1="3.422cm" svg:y1="2.759cm" svg:x2="1.765cm" svg:y2="8.089cm">
            <text:p/>
          </draw:line>
          <draw:line draw:style-name="gr1" draw:layer="layout" svg:x1="3.423cm" svg:y1="2.759cm" svg:x2="5.054cm" svg:y2="8.089cm">
            <text:p/>
          </draw:line>
          <draw:circle draw:style-name="Black" draw:layer="layout" svg:width="0.152cm" svg:height="0.152cm" svg:x="3.347cm" svg:y="2.719cm">
            <text:p/>
          </draw:circle>
        </draw:g>
        <draw:g>
          <draw:rect draw:style-name="gr1" draw:layer="layout" svg:width="3.289cm" svg:height="0.127cm" svg:x="8.997cm" svg:y="8.09cm">
            <text:p/>
          </draw:rect>
          <draw:line draw:style-name="gr1" draw:layer="layout" svg:x1="10.654cm" svg:y1="2.76cm" svg:x2="8.997cm" svg:y2="8.09cm">
            <text:p/>
          </draw:line>
          <draw:line draw:style-name="gr1" draw:layer="layout" svg:x1="10.655cm" svg:y1="2.76cm" svg:x2="12.286cm" svg:y2="8.09cm">
            <text:p/>
          </draw:line>
          <draw:circle draw:style-name="Black" draw:layer="layout" svg:width="0.152cm" svg:height="0.152cm" svg:x="10.579cm" svg:y="2.72cm">
            <text:p/>
          </draw:circle>
        </draw:g>
        <draw:polygon draw:style-name="gr1" draw:layer="layout" svg:width="1.044cm" svg:height="1.886cm" svg:x="6.483cm" svg:y="3.08cm" svg:viewBox="0 0 1045 1887" draw:points="0,1887 1045,1887 510,0">
          <text:p/>
        </draw:polygon>
        <draw:frame draw:style-name="gr2" draw:layer="layout" svg:width="0.861cm" svg:height="0.437cm" svg:x="6.635cm" svg:y="2.561cm">
          <draw:text-box>
            <text:p>Pivot</text:p>
          </draw:text-box>
        </draw:frame>
        <draw:rect draw:style-name="gr3" draw:layer="layout" svg:width="0.587cm" svg:height="0.456cm" svg:x="9.644cm" svg:y="2.524cm">
          <text:p>TM</text:p>
        </draw:rect>
        <draw:frame draw:style-name="gr2" draw:layer="layout" svg:width="1.611cm" svg:height="0.873cm" svg:x="2.638cm" svg:y="7.091cm">
          <draw:text-box>
            <text:p>Plywood</text:p>
            <text:p>platforms</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layer="layout" svg:width="3.187cm" svg:height="3.519cm" svg:x="4.927cm" svg:y="3.601cm">
          <text:p/>
        </draw:rect>
        <draw:rect draw:style-name="gr1" draw:layer="layout" svg:width="0.612cm" svg:height="0.765cm" svg:x="6.302cm" svg:y="2.836cm">
          <text:p/>
        </draw:rect>
        <draw:rect draw:style-name="Dashed" draw:layer="layout" svg:width="0.612cm" svg:height="2.677cm" svg:x="6.302cm" svg:y="3.601cm">
          <text:p/>
        </draw:rect>
        <draw:g>
          <draw:rect draw:style-name="gr1" draw:layer="layout" svg:width="0.892cm" svg:height="0.79cm" svg:x="6.172cm" svg:y="1.369cm">
            <text:p/>
          </draw:rect>
          <draw:rect draw:style-name="gr1" draw:layer="layout" svg:width="2.932cm" svg:height="0.153cm" svg:x="5.131cm" svg:y="1.241cm">
            <text:p/>
          </draw:rect>
        </draw:g>
        <draw:line draw:style-name="Arrow" draw:layer="layout" svg:x1="6.584cm" svg:y1="2.249cm" svg:x2="6.584cm" svg:y2="2.759cm">
          <text:p/>
        </draw:line>
        <draw:circle draw:style-name="gr2" draw:layer="layout" svg:width="0.587cm" svg:height="0.587cm" svg:x="2.555cm" svg:y="1.05cm">
          <text:p>A</text:p>
        </draw:circle>
        <draw:circle draw:style-name="gr2" draw:layer="layout" svg:width="0.587cm" svg:height="0.587cm" svg:x="2.581cm" svg:y="1.662cm">
          <text:p>B</text:p>
        </draw:circle>
        <draw:circle draw:style-name="gr2" draw:layer="layout" svg:width="0.587cm" svg:height="0.587cm" svg:x="2.555cm" svg:y="2.81cm">
          <text:p>C</text:p>
        </draw:circle>
        <draw:circle draw:style-name="gr2" draw:layer="layout" svg:width="0.587cm" svg:height="0.587cm" svg:x="2.581cm" svg:y="3.844cm">
          <text:p>D</text:p>
        </draw:circle>
        <draw:line draw:style-name="Arrow" draw:layer="layout" svg:x1="3.167cm" svg:y1="1.331cm" svg:x2="5.131cm" svg:y2="1.331cm">
          <text:p/>
        </draw:line>
        <draw:line draw:style-name="Arrow" draw:layer="layout" svg:x1="3.168cm" svg:y1="1.969cm" svg:x2="6.172cm" svg:y2="1.969cm">
          <text:p/>
        </draw:line>
        <draw:line draw:style-name="Arrow" draw:layer="layout" svg:x1="3.142cm" svg:y1="3.091cm" svg:x2="6.302cm" svg:y2="3.091cm">
          <text:p/>
        </draw:line>
        <draw:line draw:style-name="Arrow" draw:layer="layout" svg:x1="3.168cm" svg:y1="4.162cm" svg:x2="4.927cm" svg:y2="4.162cm">
          <text:p/>
        </draw:lin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row>
      <mrow>
        <mfrac>
          <mrow>
            <mrow>
              <mn>4</mn>
              <mo stretchy="false">⋅</mo>
              <mn>8</mn>
            </mrow>
            <mo stretchy="false">⋅</mo>
            <mn>3</mn>
          </mrow>
          <mn>12</mn>
        </mfrac>
      </mrow>
      <mrow>
        <mi/>
        <mo stretchy="false">=</mo>
        <mi/>
      </mrow>
      <mn>8</mn>
    </mrow>
    <annotation encoding="StarMath 5.0">{4 cdot 8 cdot 3 over 12} `=` 8</annotation>
  </semantics>
</math>
</file>

<file path=Object 4/content.xml><?xml version="1.0" encoding="utf-8"?>
<math xmlns="http://www.w3.org/1998/Math/MathML">
  <semantics>
    <mrow>
      <mn>48</mn>
      <mrow>
        <mo stretchy="false">(</mo>
        <mn>96</mn>
        <mo stretchy="false">)</mo>
      </mrow>
      <mrow>
        <mo stretchy="false">(</mo>
        <mrow>
          <mn>3</mn>
          <mi mathvariant="normal">/</mi>
          <mn>12</mn>
        </mrow>
        <mo stretchy="false">)</mo>
      </mrow>
    </mrow>
    <annotation encoding="StarMath 5.0">48(96)(3/12)</annotation>
  </semantics>
</math>
</file>

<file path=Object 5/content.xml><?xml version="1.0" encoding="utf-8"?>
<math xmlns="http://www.w3.org/1998/Math/MathML">
  <semantics>
    <mrow>
      <mn>4</mn>
      <mrow>
        <mo stretchy="false">π</mo>
        <mi mathvariant="normal">/</mi>
        <mn>3</mn>
      </mrow>
      <mrow>
        <mi/>
        <mi mathvariant="normal">=</mi>
        <mi/>
      </mrow>
      <mn>4.19</mn>
      <msup>
        <mtext> m</mtext>
        <mn>3</mn>
      </msup>
    </mrow>
    <annotation encoding="StarMath 5.0">4%pi/3 `=` 4.19 " m"^3</annotation>
  </semantics>
</math>
</file>

<file path=Object 6/content.xml><?xml version="1.0" encoding="utf-8"?>
<math xmlns="http://www.w3.org/1998/Math/MathML">
  <semantics>
    <mrow>
      <mo stretchy="false">π</mo>
      <mrow>
        <mi/>
        <mi mathvariant="normal">=</mi>
        <mi/>
      </mrow>
      <mn>3.14</mn>
      <msup>
        <mtext> m</mtext>
        <mn>3</mn>
      </msup>
    </mrow>
    <annotation encoding="StarMath 5.0">%pi `=` 3.14 " m"^3</annotation>
  </semantics>
</math>
</file>

<file path=Object 7/content.xml><?xml version="1.0" encoding="utf-8"?>
<math xmlns="http://www.w3.org/1998/Math/MathML">
  <semantics>
    <mrow>
      <mrow>
        <mo stretchy="false">π</mo>
        <mi mathvariant="normal">/</mi>
        <mn>2</mn>
      </mrow>
      <mrow>
        <mi/>
        <mi mathvariant="normal">=</mi>
        <mi/>
      </mrow>
      <mn>1.57</mn>
      <msup>
        <mtext> m</mtext>
        <mn>3</mn>
      </msup>
    </mrow>
    <annotation encoding="StarMath 5.0">%pi/2 `=` 1.57 " m"^3</annotation>
  </semantics>
</math>
</file>

<file path=Object 8/content.xml><?xml version="1.0" encoding="utf-8"?>
<math xmlns="http://www.w3.org/1998/Math/MathML">
  <semantics>
    <mstyle mathsize="14pt">
      <mrow>
        <mstyle mathvariant="bold">
          <mrow>
            <mrow>
              <mo stretchy="false">α</mo>
              <mrow>
                <mi/>
                <mi mathvariant="normal">=</mi>
                <mi/>
              </mrow>
              <mtext>water to cement mass ratio</mtext>
            </mrow>
          </mrow>
        </mstyle>
      </mrow>
    </mstyle>
    <annotation encoding="StarMath 5.0">size 14 bold {%alpha  ``=`` "water to cement mass ratio"}</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489cm"/>
    </style:style>
    <style:style style:name="gr4" style:family="graphic" style:parent-style-name="measure">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4.162cm" svg:y1="2.275cm" svg:x2="9.644cm" svg:y2="2.275cm">
          <text:p/>
        </draw:line>
        <draw:line draw:style-name="gr1" draw:layer="layout" svg:x1="1.682cm" svg:y1="4.775cm" svg:x2="7.164cm" svg:y2="4.775cm">
          <text:p/>
        </draw:line>
        <draw:line draw:style-name="gr1" draw:layer="layout" svg:x1="4.162cm" svg:y1="2.275cm" svg:x2="1.663cm" svg:y2="4.774cm">
          <text:p/>
        </draw:line>
        <draw:line draw:style-name="gr1" draw:layer="layout" svg:x1="9.663cm" svg:y1="2.276cm" svg:x2="7.164cm" svg:y2="4.775cm">
          <text:p/>
        </draw:line>
        <draw:line draw:style-name="gr1" draw:layer="layout" svg:x1="1.682cm" svg:y1="10.275cm" svg:x2="7.164cm" svg:y2="10.275cm">
          <text:p/>
        </draw:line>
        <draw:line draw:style-name="gr1" draw:layer="layout" svg:x1="9.663cm" svg:y1="7.776cm" svg:x2="7.164cm" svg:y2="10.275cm">
          <text:p/>
        </draw:line>
        <draw:line draw:style-name="gr1" draw:layer="layout" svg:x1="1.682cm" svg:y1="4.775cm" svg:x2="1.682cm" svg:y2="10.257cm">
          <text:p/>
        </draw:line>
        <draw:line draw:style-name="gr1" draw:layer="layout" svg:x1="7.164cm" svg:y1="4.775cm" svg:x2="7.164cm" svg:y2="10.257cm">
          <text:p/>
        </draw:line>
        <draw:line draw:style-name="gr1" draw:layer="layout" svg:x1="9.645cm" svg:y1="2.294cm" svg:x2="9.645cm" svg:y2="7.776cm">
          <text:p/>
        </draw:line>
        <draw:polygon draw:style-name="gr2" draw:layer="layout" svg:width="0.99cm" svg:height="0.519cm" draw:transform="rotate (0.7853981633973) translate (2.39093288996372cm 4.46193288996372cm)" svg:viewBox="0 0 991 520" draw:points="0,9691 471,9691 991,10212 520,10212 0,9692">
          <text:p/>
        </draw:polygon>
        <draw:line draw:style-name="gr1" draw:layer="layout" svg:x1="4.563cm" svg:y1="2.276cm" svg:x2="2.064cm" svg:y2="4.775cm">
          <text:p/>
        </draw:line>
        <draw:line draw:style-name="gr1" draw:layer="layout" svg:x1="9.264cm" svg:y1="2.277cm" svg:x2="6.765cm" svg:y2="4.776cm">
          <text:p/>
        </draw:line>
        <draw:line draw:style-name="gr1" draw:layer="layout" svg:x1="4.315cm" svg:y1="2.575cm" svg:x2="8.956cm" svg:y2="2.575cm">
          <text:p/>
        </draw:line>
        <draw:line draw:style-name="gr1" draw:layer="layout" svg:x1="2.351cm" svg:y1="4.475cm" svg:x2="7.069cm" svg:y2="4.475cm">
          <text:p/>
        </draw:line>
        <draw:polygon draw:style-name="gr2" draw:layer="layout" svg:width="0.99cm" svg:height="0.519cm" draw:transform="rotate (0.7853981633973) translate (3.94393288996372cm 2.91493288996372cm)" svg:viewBox="0 0 991 520" draw:points="0,9700 471,9700 991,10220 520,10220 0,9700">
          <text:p/>
        </draw:polygon>
        <draw:polygon draw:style-name="gr2" draw:layer="layout" svg:width="0.99cm" svg:height="0.519cm" draw:transform="rotate (0.7853981633973) translate (6.33893288996372cm 4.46193288996372cm)" svg:viewBox="0 0 991 520" draw:points="0,15275 471,15275 991,15795 520,15795 0,15275">
          <text:p/>
        </draw:polygon>
        <draw:polygon draw:style-name="gr2" draw:layer="layout" svg:width="0.99cm" svg:height="0.519cm" draw:transform="rotate (0.7853981633973) translate (7.89193288996372cm 2.91493288996372cm)" svg:viewBox="0 0 991 520" draw:points="0,15283 471,15283 991,15804 520,15804 0,15283">
          <text:p/>
        </draw:polygon>
        <draw:line draw:style-name="gr1" draw:layer="layout" svg:x1="4.68cm" svg:y1="2.915cm" svg:x2="4.68cm" svg:y2="4.475cm">
          <text:p/>
        </draw:line>
        <draw:line draw:style-name="gr1" draw:layer="layout" svg:x1="7.892cm" svg:y1="2.915cm" svg:x2="7.892cm" svg:y2="3.652cm">
          <text:p/>
        </draw:line>
        <draw:line draw:style-name="gr1" draw:layer="layout" svg:x1="3.46cm" svg:y1="4.129cm" svg:x2="3.46cm" svg:y2="4.462cm">
          <text:p/>
        </draw:line>
        <draw:line draw:style-name="gr1" draw:layer="layout" svg:x1="3.944cm" svg:y1="2.915cm" svg:x2="3.944cm" svg:y2="4.475cm">
          <text:p/>
        </draw:line>
        <draw:line draw:style-name="gr1" draw:layer="layout" svg:x1="5.013cm" svg:y1="2.582cm" svg:x2="5.013cm" svg:y2="4.475cm">
          <text:p/>
        </draw:line>
        <draw:line draw:style-name="gr1" draw:layer="layout" svg:x1="2.082cm" svg:y1="4.775cm" svg:x2="2.082cm" svg:y2="10.257cm">
          <text:p/>
        </draw:line>
        <draw:line draw:style-name="gr1" draw:layer="layout" svg:x1="6.764cm" svg:y1="4.775cm" svg:x2="6.764cm" svg:y2="10.257cm">
          <text:p/>
        </draw:line>
        <draw:line draw:style-name="gr1" draw:layer="layout" svg:x1="2.082cm" svg:y1="9.875cm" svg:x2="6.764cm" svg:y2="9.875cm">
          <text:p/>
        </draw:line>
        <draw:measure draw:style-name="gr3" draw:text-style-name="P1" draw:layer="measurelines" svg:x1="2.071cm" svg:y1="10.409cm" svg:x2="1.663cm" svg:y2="10.409cm">
          <text:p text:style-name="P1"><text:s/>t</text:p>
        </draw:measure>
        <draw:measure draw:style-name="Dimension_2c__20_vertical" draw:layer="measurelines" svg:x1="1.433cm" svg:y1="10.282cm" svg:x2="1.433cm" svg:y2="4.774cm">
          <text:p>a </text:p>
        </draw:measure>
        <draw:measure draw:style-name="gr4" draw:layer="measurelines" svg:x1="1.484cm" svg:y1="4.723cm" svg:x2="4.009cm" svg:y2="2.198cm">
          <text:p text:style-name="P1">b</text:p>
        </draw:measure>
        <draw:measure draw:style-name="gr4" draw:layer="measurelines" svg:x1="6.763cm" svg:y1="10.537cm" svg:x2="2.071cm" svg:y2="10.537cm">
          <text:p text:style-name="P1">c</text:p>
        </draw:measure>
        <draw:measure draw:style-name="gr4" draw:layer="measurelines" svg:x1="6.661cm" svg:y1="4.034cm" svg:x2="7.451cm" svg:y2="4.034cm">
          <text:p text:style-name="P1">d</text:p>
        </draw:measure>
        <draw:measure draw:style-name="gr4" draw:layer="measurelines" svg:x1="7.408cm" svg:y1="4.129cm" svg:x2="7.062cm" svg:y2="4.475cm">
          <text:p text:style-name="P1">d</text:p>
        </draw:measure>
        <draw:frame draw:style-name="gr5" draw:layer="layout" svg:width="1.729cm" svg:height="1.745cm" svg:x="3.04cm" svg:y="6.992cm">
          <draw:text-box>
            <text:p>1 ft<text:span text:style-name="T1">3</text:span></text:p>
            <text:p>= 7.48 gal</text:p>
            <text:p>= 28.3 L</text:p>
            <text:p>= 29.9 qt</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45_20_Degrees" draw:display-name="Blue Crossed 45 Degrees" draw:style="double" draw:color="#000080" draw:distance="0.076cm" draw:rotation="450"/>
    <draw:hatch draw:name="Gray_20_45_20_degrees_20_wide" draw:display-name="Gray 45 degrees wide" draw:style="single" draw:color="#c0c0c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025cm" draw:marker-start="Arrow" draw:marker-start-width="0.152cm" draw:marker-end="Arrow" draw:marker-end-width="0.152cm" draw:fill="none" draw:show-unit="true"/>
    </style:style>
    <style:style style:name="Dashed" style:family="graphic" style:parent-style-name="Line_2c__20_thin">
      <style:graphic-properties draw:stroke="dash" draw:stroke-dash="Fine_20_Dashed_20__28_var_29_" svg:stroke-width="0.025cm" draw:marker-start-width="0.33cm" draw:marker-end-width="0.33cm" draw:fill="none" draw:textarea-horizontal-align="center" draw:textarea-vertical-align="middle"/>
    </style:style>
    <style:style style:name="Centerline" style:family="graphic" style:parent-style-name="Line_2c__20_thin">
      <style:graphic-properties draw:stroke="dash" draw:stroke-dash="Ultrafine_20_2_20_Dots_20_3_20_Dashes" svg:stroke-width="0cm" draw:marker-start-width="0.305cm" draw:marker-end-width="0.305cm" draw:fill="none" draw:textarea-horizontal-align="center" draw:textarea-vertical-align="middle"/>
    </style:style>
    <style:style style:name="Arrow" style:family="graphic" style:parent-style-name="Line_2c__20_thin">
      <style:graphic-properties draw:marker-end="Arrow" draw:marker-end-width="0.152cm" draw:fill="none" draw:textarea-horizontal-align="center" draw:textarea-vertical-align="middle"/>
    </style:style>
    <style:style style:name="Arrow_2c__20_double" style:display-name="Arrow, double" style:family="graphic" style:parent-style-name="Line_2c__20_thin">
      <style:graphic-properties draw:marker-start="Arrow" draw:marker-start-width="0.152cm" draw:marker-end="Arrow" draw:marker-end-width="0.152cm"/>
    </style:style>
    <style:style style:name="Black" style:family="graphic" style:parent-style-name="standard">
      <style:graphic-properties draw:stroke="none" draw:fill-color="#000000" draw:textarea-horizontal-align="center" draw:textarea-vertical-align="middle"/>
    </style:style>
    <style:style style:name="White" style:family="graphic" style:parent-style-name="Black">
      <style:graphic-properties draw:fill-color="#ffffff"/>
    </style:style>
    <style:style style:name="Line_2c__20_thin" style:display-name="Line, thin" style:family="graphic" style:parent-style-name="standard">
      <style:graphic-properties svg:stroke-width="0.025cm" draw:marker-start-width="0.33cm" draw:marker-end-width="0.33cm" draw:fill="none" draw:textarea-horizontal-align="center" draw:textarea-vertical-align="middle"/>
    </style:style>
    <style:style style:name="Hatched" style:family="graphic" style:parent-style-name="standard">
      <style:graphic-properties draw:fill="hatch" draw:fill-hatch-name="Black_20_45_20_Degrees" draw:fill-hatch-solid="false"/>
    </style:style>
    <style:style style:name="Knurled" style:family="graphic" style:parent-style-name="Hatched">
      <style:graphic-properties draw:fill-hatch-name="Blue_20_Crossed_20_45_20_Degrees" draw:fill-hatch-solid="false"/>
    </style:style>
    <style:style style:name="Hatched_2c__20_left" style:display-name="Hatched, left" style:family="graphic" style:parent-style-name="Hatched">
      <style:graphic-properties draw:fill-hatch-name="Black_20_-45_20_Degrees" draw:fill-hatch-solid="false"/>
    </style:style>
    <style:style style:name="Hatched_2c__20_gray_2c__20_wide" style:display-name="Hatched, gray, wide" style:family="graphic" style:parent-style-name="Hatched">
      <style:graphic-properties draw:fill-hatch-name="Gray_20_45_20_degrees_20_wide" draw:fill-hatch-solid="false"/>
    </style:style>
    <style:style style:name="Arrow_2c__20_begin" style:display-name="Arrow, begin" style:family="graphic" style:parent-style-name="Line_2c__20_thin">
      <style:graphic-properties draw:marker-start="Arrow" draw:marker-start-width="0.152cm"/>
    </style:style>
    <style:style style:name="Line_2c__20_heavy" style:display-name="Line, heavy" style:family="graphic" style:parent-style-name="standard">
      <style:graphic-properties svg:stroke-width="0.076cm" draw:marker-start-width="0.406cm" draw:marker-end-width="0.406cm"/>
    </style:style>
    <style:style style:name="Line_2c__20_very_20_heavy" style:display-name="Line, very heavy" style:family="graphic" style:parent-style-name="Line_2c__20_heavy">
      <style:graphic-properties svg:stroke-width="0.102cm" draw:marker-start-width="0.457cm" draw:marker-end-width="0.457cm"/>
    </style:style>
    <style:style style:name="Hatched_2c__20_horizontal" style:display-name="Hatched, horizontal" style:family="graphic" style:parent-style-name="Hatched">
      <style:graphic-properties draw:fill-hatch-name="Black_20_0_20_Degrees" draw:fill-hatch-solid="false"/>
    </style:style>
    <style:style style:name="Hatched_2c__20_vertical" style:display-name="Hatched, vertical" style:family="graphic" style:parent-style-name="Hatched"/>
    <style:style style:name="Dimension_2c__20_vertical" style:display-name="Dimension, vertical" style:family="graphic" style:parent-style-name="measure">
      <style:graphic-properties draw:textarea-horizontal-align="center" draw:textarea-vertical-align="middle" draw:parallel="tru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